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3783in"/>
    </style:style>
    <style:style style:name="co2" style:family="table-column">
      <style:table-column-properties fo:break-before="auto" style:column-width="4.2118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1.8437in"/>
    </style:style>
    <style:style style:name="co5" style:family="table-column">
      <style:table-column-properties fo:break-before="auto" style:column-width="1.2547in"/>
    </style:style>
    <style:style style:name="co6" style:family="table-column">
      <style:table-column-properties fo:break-before="auto" style:column-width="1.3311in"/>
    </style:style>
    <style:style style:name="co7" style:family="table-column">
      <style:table-column-properties fo:break-before="auto" style:column-width="1.7346in"/>
    </style:style>
    <style:style style:name="co8" style:family="table-column">
      <style:table-column-properties fo:break-before="auto" style:column-width="1.4728in"/>
    </style:style>
    <style:style style:name="co9" style:family="table-column">
      <style:table-column-properties fo:break-before="auto" style:column-width="1.4618in"/>
    </style:style>
    <style:style style:name="co10" style:family="table-column">
      <style:table-column-properties fo:break-before="auto" style:column-width="0.3819in"/>
    </style:style>
    <style:style style:name="co11" style:family="table-column">
      <style:table-column-properties fo:break-before="auto" style:column-width="0.6in"/>
    </style:style>
    <style:style style:name="co12" style:family="table-column">
      <style:table-column-properties fo:break-before="auto" style:column-width="5.9035in"/>
    </style:style>
    <style:style style:name="co13" style:family="table-column">
      <style:table-column-properties fo:break-before="auto" style:column-width="2.8807in"/>
    </style:style>
    <style:style style:name="co14" style:family="table-column">
      <style:table-column-properties fo:break-before="auto" style:column-width="1.3528in"/>
    </style:style>
    <style:style style:name="co15" style:family="table-column">
      <style:table-column-properties fo:break-before="auto" style:column-width="1.3091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ta1" style:family="table" style:master-page-name="PageStyle_5f_Order_20_Respons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7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13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16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20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2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end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visible" draw:shadow-offset-x="0.0138in" draw:shadow-offset-y="0.0138in"/>
    </style:style>
    <style:style style:name="gr2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Order Response" table:style-name="ta1" table:print-ranges="'Order Response'.A2:'Order Response'.AE40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8" table:default-cell-style-name="ce3"/>
        <table:table-column table:style-name="co3" table:number-columns-repeated="3" table:default-cell-style-name="ce3"/>
        <table:table-column table:style-name="co9" table:number-columns-repeated="2" table:default-cell-style-name="ce3"/>
        <table:table-column table:style-name="co10" table:default-cell-style-name="ce20"/>
        <table:table-column table:style-name="co11" table:default-cell-style-name="ce3"/>
        <table:table-column table:style-name="co12" table:default-cell-style-name="ce30"/>
        <table:table-column table:style-name="co13" table:default-cell-style-name="ce3"/>
        <table:table-column table:style-name="co14" table:default-cell-style-name="ce3"/>
        <table:table-column table:style-name="co11" table:default-cell-style-name="ce42"/>
        <table:table-column table:style-name="co3" table:number-columns-repeated="2" table:default-cell-style-name="ce3"/>
        <table:table-column table:style-name="co15" table:default-cell-style-name="ce3"/>
        <table:table-column table:style-name="co3" table:number-columns-repeated="215" table:default-cell-style-name="ce3"/>
        <table:table-column table:style-name="co3" table:number-columns-repeated="18" table:default-cell-style-name="ce6"/>
        <table:table-row table:style-name="ro1">
          <table:table-cell table:style-name="ce1" office:value-type="string">
            <office:annotation draw:style-name="gr1" draw:text-style-name="P1" svg:width="4.1311in" svg:height="2.3626in" svg:x="3.1524in" svg:y="0.1091in" draw:caption-point-x="-3.1524in" draw:caption-point-y="-0.1091in">
              <dc:date>2006-09-28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76in" svg:height="2.3626in" svg:x="6.7283in" svg:y="0.1091in" draw:caption-point-x="-6.7283in" draw:caption-point-y="-0.1091in">
              <dc:date>2006-09-28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1" office:value-type="string">
            <office:annotation draw:style-name="gr1" draw:text-style-name="P1" svg:width="2.4791in" svg:height="2.3626in" svg:x="7.8047in" svg:y="0.1091in" draw:caption-point-x="-7.8047in" draw:caption-point-y="-0.1091in">
              <dc:date>2006-09-28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0" office:value-type="string">
            <office:annotation draw:style-name="gr1" draw:text-style-name="P1" svg:width="2.0559in" svg:height="2.3626in" svg:x="9.5331in" svg:y="0.1091in" draw:caption-point-x="-9.5331in" draw:caption-point-y="-0.1091in">
              <dc:date>2006-09-28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1" office:value-type="string">
            <office:annotation draw:style-name="gr2" draw:text-style-name="P1" svg:width="8.2827in" svg:height="0.8843in" svg:x="10.7071in" svg:y="0.0291in" draw:caption-point-x="-10.7071in" draw:caption-point-y="-0.0291in">
              <dc:date>2006-09-28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3" office:value-type="string">
            <office:annotation draw:style-name="gr2" draw:text-style-name="P1" svg:width="4.2732in" svg:height="1.9657in" svg:x="12.0327in" svg:y="0.0291in" draw:caption-point-x="-12.0327in" draw:caption-point-y="-0.0291in">
              <dc:date>2006-09-28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3" office:value-type="string">
            <office:annotation draw:style-name="gr2" draw:text-style-name="P1" svg:width="4.272in" svg:height="1.9657in" svg:x="12.9248in" svg:y="0.0291in" draw:caption-point-x="-12.9248in" draw:caption-point-y="-0.0291in">
              <dc:date>2006-09-28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1" office:value-type="string">
            <office:annotation draw:style-name="gr2" draw:text-style-name="P1" svg:width="6.1094in" svg:height="1.3437in" svg:x="14.6528in" svg:y="0.0291in" draw:caption-point-x="-14.6528in" draw:caption-point-y="-0.0291in">
              <dc:date>2006-09-28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1" office:value-type="string">
            <office:annotation draw:style-name="gr1" draw:text-style-name="P1" svg:width="1.4461in" svg:height="2.3626in" svg:x="16.1197in" svg:y="0.1091in" draw:caption-point-x="-16.1197in" draw:caption-point-y="-0.1091in">
              <dc:date>2006-09-28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1"/>
          <table:table-cell table:style-name="ce1" office:value-type="string">
            <text:p>Data Type</text:p>
          </table:table-cell>
          <table:table-cell table:style-name="ce1" office:value-type="string">
            <office:annotation draw:style-name="gr1" draw:text-style-name="P1" svg:width="3.4126in" svg:height="2.3626in" svg:x="18.7937in" svg:y="0.1091in" draw:caption-point-x="-18.7937in" draw:caption-point-y="-0.1091in">
              <dc:date>2006-09-28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1" office:value-type="string">
            <office:annotation draw:style-name="gr1" draw:text-style-name="P1" svg:width="3.0913in" svg:height="2.3626in" svg:x="20.728in" svg:y="0.1091in" draw:caption-point-x="-20.728in" draw:caption-point-y="-0.1091in">
              <dc:date>2006-09-28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1" office:value-type="string">
            <office:annotation draw:style-name="gr1" draw:text-style-name="P1" svg:width="0.7724in" svg:height="2.3626in" svg:x="21.6189in" svg:y="0.1091in" draw:caption-point-x="-21.6189in" draw:caption-point-y="-0.1091in">
              <dc:date>2006-09-28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0" office:value-type="string">
            <office:annotation draw:style-name="gr1" draw:text-style-name="P1" svg:width="5.1248in" svg:height="2.3626in" svg:x="22.0429in" svg:y="0.1091in" draw:caption-point-x="-22.0429in" draw:caption-point-y="-0.1091in">
              <dc:date>2006-09-28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1" office:value-type="string">
            <office:annotation draw:style-name="gr1" draw:text-style-name="P1" svg:width="7.0602in" svg:height="2.3626in" svg:x="23.6181in" svg:y="0.1091in" draw:caption-point-x="-23.6181in" draw:caption-point-y="-0.1091in">
              <dc:date>2006-09-28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3" office:value-type="string">
            <office:annotation draw:style-name="gr1" draw:text-style-name="P1" svg:width="3.3921in" svg:height="2.3626in" svg:x="28.9461in" svg:y="0.1091in" draw:caption-point-x="-28.9461in" draw:caption-point-y="-0.1091in">
              <dc:date>2006-09-28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3" office:value-type="string">
            <text:p>Examples</text:p>
          </table:table-cell>
          <table:table-cell table:style-name="ce33" office:value-type="string">
            <text:p>UN/TDED Code</text:p>
          </table:table-cell>
          <table:table-cell table:style-name="ce38" office:value-type="string">
            <text:p>Current Version</text:p>
          </table:table-cell>
          <table:table-cell table:style-name="ce47" office:value-type="string">
            <office:annotation draw:style-name="gr1" draw:text-style-name="P1" svg:width="1.7512in" svg:height="2.3626in" svg:x="34.2717in" svg:y="0.1091in" draw:caption-point-x="-34.2717in" draw:caption-point-y="-0.1091in">
              <dc:date>2006-09-28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7" office:value-type="string">
            <office:annotation draw:style-name="gr1" draw:text-style-name="P1" svg:width="1.7724in" svg:height="2.3626in" svg:x="35.2496in" svg:y="0.1091in" draw:caption-point-x="-35.2496in" draw:caption-point-y="-0.1091in">
              <dc:date>2006-09-28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48" office:value-type="string">
            <text:p>Context: Business Process</text:p>
          </table:table-cell>
          <table:table-cell table:style-name="ce48" office:value-type="string">
            <text:p>Context: Region (Geopolitical)</text:p>
          </table:table-cell>
          <table:table-cell table:style-name="ce48" office:value-type="string">
            <text:p>Context: Official Constraints</text:p>
          </table:table-cell>
          <table:table-cell table:style-name="ce48" office:value-type="string">
            <text:p>Context: Product</text:p>
          </table:table-cell>
          <table:table-cell table:style-name="ce48" office:value-type="string">
            <text:p>Context: Industry</text:p>
          </table:table-cell>
          <table:table-cell table:style-name="ce48" office:value-type="string">
            <text:p>Context: Role</text:p>
          </table:table-cell>
          <table:table-cell table:style-name="ce48" office:value-type="string">
            <text:p>Context: Supporting Role</text:p>
          </table:table-cell>
          <table:table-cell table:style-name="ce48" office:value-type="string">
            <text:p>Context: System Constraint</text:p>
          </table:table-cell>
          <table:table-cell table:style-name="ce48" office:value-type="string">
            <text:p>Editor's Notes</text:p>
          </table:table-cell>
          <table:table-cell table:style-name="ce48" office:value-type="string">
            <text:p>Change from Previous Version</text:p>
          </table:table-cell>
          <table:table-cell table:style-name="ce8" table:number-columns-repeated="115"/>
          <table:table-cell table:number-columns-repeated="109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OrderResponse">
              <text:p>OrderResponse</text:p>
            </table:table-cell>
            <table:table-cell table:style-name="ce2" office:value-type="string">
              <text:p>Order Response. Details</text:p>
            </table:table-cell>
            <table:table-cell table:style-name="ce7"/>
            <table:table-cell table:style-name="ce7" office:value-type="string">
              <text:p>Order Response</text:p>
            </table:table-cell>
            <table:table-cell table:style-name="ce7" table:number-columns-repeated="9"/>
            <table:table-cell table:style-name="ce7" office:value-type="string">
              <text:p>Order Acknowledgement, PO Response</text:p>
            </table:table-cell>
            <table:table-cell table:style-name="ce18"/>
            <table:table-cell table:style-name="ce7" office:value-type="string">
              <text:p>ABIE</text:p>
            </table:table-cell>
            <table:table-cell table:style-name="ce25" office:value-type="string">
              <text:p>The document used to indicate detailed acceptance or rejection of an Order or to make a counter-offer.</text:p>
            </table:table-cell>
            <table:table-cell table:style-name="ce25"/>
            <table:table-cell table:style-name="ce35"/>
            <table:table-cell table:style-name="ce39" office:value-type="string">
              <text:p>2.0</text:p>
            </table:table-cell>
            <table:table-cell table:style-name="ce7" table:number-columns-repeated="2"/>
            <table:table-cell table:style-name="ce7" office:value-type="string">
              <text:p>Procurement</text:p>
            </table:table-cell>
            <table:table-cell table:style-name="ce7" table:number-columns-repeated="9"/>
            <table:table-cell table:style-name="ce50" table:number-columns-repeated="114"/>
            <table:table-cell table:number-columns-repeated="110"/>
          </table:table-row>
        </table:table-header-rows>
        <table:table-row table:style-name="ro3">
          <table:table-cell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6" office:value-type="string">
            <text:p>Order Response. UBL Version Identifier. Identifier</text:p>
          </table:table-cell>
          <table:table-cell table:style-name="ce8"/>
          <table:table-cell office:value-type="string">
            <text:p>Order Response</text:p>
          </table:table-cell>
          <table:table-cell table:style-name="ce12"/>
          <table:table-cell table:style-name="ce12" office:value-type="string">
            <text:p>UBL Version</text:p>
          </table:table-cell>
          <table:table-cell table:style-name="ce8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8" office:value-type="string">
            <text:p>Identifier</text:p>
          </table:table-cell>
          <table:table-cell table:style-name="ce8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8" table:number-columns-repeated="3"/>
          <table:table-cell table:style-name="ce19" office:value-type="string">
            <text:p>0..1</text:p>
          </table:table-cell>
          <table:table-cell table:style-name="ce8" office:value-type="string">
            <text:p>BBIE</text:p>
          </table:table-cell>
          <table:table-cell table:style-name="ce26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4" office:value-type="string">
            <text:p>2.0.5</text:p>
          </table:table-cell>
          <table:table-cell table:style-name="ce8"/>
          <table:table-cell table:style-name="ce40" office:value-type="string">
            <text:p>2.0</text:p>
          </table:table-cell>
          <table:table-cell table:style-name="ce8" table:number-columns-repeated="2"/>
          <table:table-cell office:value-type="string">
            <text:p>Procurement</text:p>
          </table:table-cell>
          <table:table-cell table:style-name="ce8" table:number-columns-repeated="8"/>
          <table:table-cell table:style-name="ce49" table:number-columns-repeated="115"/>
          <table:table-cell table:number-columns-repeated="110"/>
        </table:table-row>
        <table:table-row table:style-name="ro4">
          <table:table-cell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table:style-name="ce6" office:value-type="string">
            <text:p>Order Response. Customization Identifier. Identifier</text:p>
          </table:table-cell>
          <table:table-cell table:style-name="ce8"/>
          <table:table-cell office:value-type="string">
            <text:p>Order Response</text:p>
          </table:table-cell>
          <table:table-cell table:style-name="ce12"/>
          <table:table-cell table:style-name="ce12" office:value-type="string">
            <text:p>Customization</text:p>
          </table:table-cell>
          <table:table-cell table:number-columns-repeated="3" table:style-name="ce14" office:value-type="string">
            <text:p>Identifier</text:p>
          </table:table-cell>
          <table:table-cell table:style-name="ce8"/>
          <table:table-cell table:style-name="ce15" office:value-type="string">
            <text:p>Identifier. Type</text:p>
          </table:table-cell>
          <table:table-cell table:style-name="ce8" table:number-columns-repeated="2"/>
          <table:table-cell table:style-name="ce12"/>
          <table:table-cell table:style-name="ce19" office:value-type="string">
            <text:p>0..1</text:p>
          </table:table-cell>
          <table:table-cell table:style-name="ce15" office:value-type="string">
            <text:p>BBIE</text:p>
          </table:table-cell>
          <table:table-cell table:style-name="ce26" office:value-type="string">
            <text:p>Identifies a user-defined customization of UBL.</text:p>
          </table:table-cell>
          <table:table-cell table:style-name="ce15" office:value-type="string">
            <text:p>NES</text:p>
          </table:table-cell>
          <table:table-cell table:style-name="ce8"/>
          <table:table-cell table:style-name="ce40" office:value-type="string">
            <text:p>2.0</text:p>
          </table:table-cell>
          <table:table-cell table:style-name="ce8" table:number-columns-repeated="2"/>
          <table:table-cell office:value-type="string">
            <text:p>Procurement</text:p>
          </table:table-cell>
          <table:table-cell table:style-name="ce8" table:number-columns-repeated="8"/>
          <table:table-cell table:style-name="ce49" table:number-columns-repeated="115"/>
          <table:table-cell table:number-columns-repeated="110"/>
        </table:table-row>
        <table:table-row table:style-name="ro4">
          <table:table-cell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6" office:value-type="string">
            <text:p>Order Response. Profile Identifier. Identifier</text:p>
          </table:table-cell>
          <table:table-cell table:style-name="ce8"/>
          <table:table-cell table:style-name="ce6" office:value-type="string">
            <text:p>Order Response</text:p>
          </table:table-cell>
          <table:table-cell table:style-name="ce12"/>
          <table:table-cell table:style-name="ce12" office:value-type="string">
            <text:p>Profile</text:p>
          </table:table-cell>
          <table:table-cell table:number-columns-repeated="3" table:style-name="ce14" office:value-type="string">
            <text:p>Identifier</text:p>
          </table:table-cell>
          <table:table-cell table:style-name="ce8"/>
          <table:table-cell table:style-name="ce15" office:value-type="string">
            <text:p>Identifier. Type</text:p>
          </table:table-cell>
          <table:table-cell table:style-name="ce8" table:number-columns-repeated="2"/>
          <table:table-cell table:style-name="ce12"/>
          <table:table-cell table:style-name="ce19" office:value-type="string">
            <text:p>0..1</text:p>
          </table:table-cell>
          <table:table-cell table:style-name="ce15" office:value-type="string">
            <text:p>BBIE</text:p>
          </table:table-cell>
          <table:table-cell table:style-name="ce26" office:value-type="string">
            <text:p>Identifies a user-defined profile of the customization of UBL being used.</text:p>
          </table:table-cell>
          <table:table-cell table:style-name="ce15" office:value-type="string">
            <text:p>BasicProcurementProcess</text:p>
          </table:table-cell>
          <table:table-cell table:style-name="ce8"/>
          <table:table-cell table:style-name="ce40" office:value-type="string">
            <text:p>2.0</text:p>
          </table:table-cell>
          <table:table-cell table:style-name="ce8" table:number-columns-repeated="2"/>
          <table:table-cell office:value-type="string">
            <text:p>Procurement</text:p>
          </table:table-cell>
          <table:table-cell table:style-name="ce8" table:number-columns-repeated="8"/>
          <table:table-cell table:style-name="ce49" table:number-columns-repeated="115"/>
          <table:table-cell table:number-columns-repeated="110"/>
        </table:table-row>
        <table:table-row table:style-name="ro4">
          <table:table-cell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6" office:value-type="string">
            <text:p>Order Response. Identifier</text:p>
          </table:table-cell>
          <table:table-cell/>
          <table:table-cell office:value-type="string">
            <text:p>Order Respons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2"/>
          <table:table-cell office:value-type="string">
            <text:p>Purchase Order Response Number, Acknowledgement of Order Number</text:p>
          </table:table-cell>
          <table:table-cell office:value-type="string">
            <text:p>1</text:p>
          </table:table-cell>
          <table:table-cell office:value-type="string">
            <text:p>BBIE</text:p>
          </table:table-cell>
          <table:table-cell table:style-name="ce27" office:value-type="string">
            <text:p>An identifier for the Order Response assigned by the Seller.</text:p>
          </table:table-cell>
          <table:table-cell/>
          <table:table-cell office:value-type="float" office:value="1018">
            <text:p>1018</text:p>
          </table:table-cell>
          <table:table-cell table:style-name="ce41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50" table:number-columns-repeated="114"/>
          <table:table-cell table:number-columns-repeated="110"/>
        </table:table-row>
        <table:table-row table:style-name="ro4">
          <table:table-cell table:formula="oooc:=SUBSTITUTE(SUBSTITUTE(CONCATENATE(IF([.E7]=&quot;Universally Unique&quot;;&quot;UU&quot;;[.E7]);IF([.G7]&lt;&gt;[.I7];[.H7];[.F7]);CONCATENATE(IF([.I7]=&quot;Identifier&quot;;&quot;ID&quot;;IF([.I7]=&quot;Text&quot;;&quot;&quot;;[.I7]))));&quot; &quot;;&quot;&quot;);&quot;'&quot;;&quot;&quot;)" office:value-type="string" office:string-value="SalesOrderID">
            <text:p>SalesOrderID</text:p>
          </table:table-cell>
          <table:table-cell office:value-type="string">
            <text:p>Order Response. Sales Order Identifier. Identifier</text:p>
          </table:table-cell>
          <table:table-cell/>
          <table:table-cell office:value-type="string">
            <text:p>Order Response</text:p>
          </table:table-cell>
          <table:table-cell/>
          <table:table-cell office:value-type="string">
            <text:p>Sales Order</text:p>
          </table:table-cell>
          <table:table-cell office:value-type="string">
            <text:p>Identifier</text:p>
          </table:table-cell>
          <table:table-cell table:formula="oooc:=IF([.F7]&lt;&gt;&quot;&quot;;CONCATENATE([.F7];&quot; &quot;;[.G7]);[.G7])" office:value-type="string" office:string-value="Sales Order Identifier">
            <text:p>Sales Order Identifier</text:p>
          </table:table-cell>
          <table:table-cell office:value-type="string">
            <text:p>Identifie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7" office:value-type="string">
            <text:p>An identifier for the Order issued by the Seller.</text:p>
          </table:table-cell>
          <table:table-cell table:number-columns-repeated="2"/>
          <table:table-cell table:style-name="ce41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50" table:number-columns-repeated="114"/>
          <table:table-cell table:number-columns-repeated="110"/>
        </table:table-row>
        <table:table-row table:style-name="ro4">
          <table:table-cell table:formula="oooc:=SUBSTITUTE(SUBSTITUTE(CONCATENATE(IF([.E8]=&quot;Universally Unique&quot;;&quot;UU&quot;;[.E8]);IF([.G8]&lt;&gt;[.I8];[.H8];[.F8]);CONCATENATE(IF([.I8]=&quot;Identifier&quot;;&quot;ID&quot;;IF([.I8]=&quot;Text&quot;;&quot;&quot;;[.I8]))));&quot; &quot;;&quot;&quot;);&quot;'&quot;;&quot;&quot;)" office:value-type="string" office:string-value="CopyIndicator">
            <text:p>CopyIndicator</text:p>
          </table:table-cell>
          <table:table-cell table:style-name="ce6" office:value-type="string">
            <text:p>Order Response. Copy_ Indicator. Indicator</text:p>
          </table:table-cell>
          <table:table-cell/>
          <table:table-cell office:value-type="string">
            <text:p>Order Response</text:p>
          </table:table-cell>
          <table:table-cell office:value-type="string">
            <text:p>Copy</text:p>
          </table:table-cell>
          <table:table-cell/>
          <table:table-cell office:value-type="string">
            <text:p>Indicator</text:p>
          </table:table-cell>
          <table:table-cell table:formula="oooc:=IF([.F8]&lt;&gt;&quot;&quot;;CONCATENATE([.F8];&quot; &quot;;[.G8]);[.G8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7" office:value-type="string">
            <text:p>Indicates whether the Order Response is a copy (true) or not (false)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made mandatory</text:p>
          </table:table-cell>
          <table:table-cell table:style-name="ce50" table:number-columns-repeated="114"/>
          <table:table-cell table:number-columns-repeated="110"/>
        </table:table-row>
        <table:table-row table:style-name="ro4">
          <table:table-cell office:value-type="string">
            <text:p>UUID</text:p>
          </table:table-cell>
          <table:table-cell table:style-name="ce6" office:value-type="string">
            <text:p>Order Response. UUID. Identifier</text:p>
          </table:table-cell>
          <table:table-cell/>
          <table:table-cell office:value-type="string">
            <text:p>Order Response</text:p>
          </table:table-cell>
          <table:table-cell table:style-name="ce6"/>
          <table:table-cell/>
          <table:table-cell table:style-name="ce6" office:value-type="string">
            <text:p>UUID</text:p>
          </table:table-cell>
          <table:table-cell table:formula="oooc:=IF([.F9]&lt;&gt;&quot;&quot;;CONCATENATE([.F9];&quot; &quot;;[.G9]);[.G9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8" office:value-type="string">
            <text:p>A universally unique identifier for an instance of this ABIE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Changed from GUID to UUID and changed property term</text:p>
          </table:table-cell>
          <table:table-cell table:style-name="ce50" table:number-columns-repeated="114"/>
          <table:table-cell table:number-columns-repeated="110"/>
        </table:table-row>
        <table:table-row table:style-name="ro4">
          <table:table-cell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Date">
            <text:p>IssueDate</text:p>
          </table:table-cell>
          <table:table-cell office:value-type="string">
            <text:p>Order Response. Issue Date. Date</text:p>
          </table:table-cell>
          <table:table-cell/>
          <table:table-cell office:value-type="string">
            <text:p>Order Respons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10]&lt;&gt;&quot;&quot;;CONCATENATE([.F10];&quot; &quot;;[.G10]);[.G10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Date. Type">
            <text:p>Date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7" office:value-type="string">
            <text:p>The date assigned by the Seller on which the Order was responded to.</text:p>
          </table:table-cell>
          <table:table-cell table:number-columns-repeated="2"/>
          <table:table-cell table:style-name="ce41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50" table:number-columns-repeated="114"/>
          <table:table-cell table:number-columns-repeated="110"/>
        </table:table-row>
        <table:table-row table:style-name="ro4">
          <table:table-cell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IssueTime">
            <text:p>IssueTime</text:p>
          </table:table-cell>
          <table:table-cell office:value-type="string">
            <text:p>Order Response. Issue Time. Time</text:p>
          </table:table-cell>
          <table:table-cell/>
          <table:table-cell office:value-type="string">
            <text:p>Order Respons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1]&lt;&gt;&quot;&quot;;CONCATENATE([.F11];&quot; &quot;;[.G11]);[.G11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9" office:value-type="string">
            <text:p>The time assigned by the Seller at which the Order was responded to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50" table:number-columns-repeated="114"/>
          <table:table-cell table:number-columns-repeated="110"/>
        </table:table-row>
        <table:table-row table:style-name="ro3">
          <table:table-cell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Note">
            <text:p>Note</text:p>
          </table:table-cell>
          <table:table-cell office:value-type="string">
            <text:p>Order Response. Note. Text</text:p>
          </table:table-cell>
          <table:table-cell/>
          <table:table-cell office:value-type="string">
            <text:p>Order Response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2]&lt;&gt;&quot;&quot;;CONCATENATE([.F12];&quot; &quot;;[.G12]);[.G12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Text. Type">
            <text:p>Text. Type</text:p>
          </table:table-cell>
          <table:table-cell table:number-columns-repeated="3"/>
          <table:table-cell table:style-name="ce21" office:value-type="string">
            <text:p>0..n</text:p>
          </table:table-cell>
          <table:table-cell office:value-type="string">
            <text:p>BBIE</text:p>
          </table:table-cell>
          <table:table-cell table:style-name="ce27" office:value-type="string">
            <text:p>Free-form text applying to the Order Response. This element may contain notes or any other similar information that is not contained explicitly in another structure.</text:p>
          </table:table-cell>
          <table:table-cell table:number-columns-repeated="2"/>
          <table:table-cell table:style-name="ce41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50" table:number-columns-repeated="114"/>
          <table:table-cell table:number-columns-repeated="110"/>
        </table:table-row>
        <table:table-row table:style-name="ro4">
          <table:table-cell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DocumentCurrencyCode">
            <text:p>DocumentCurrencyCode</text:p>
          </table:table-cell>
          <table:table-cell table:style-name="ce6" office:value-type="string">
            <text:p>Order Response. Document_ Currency Code. Code</text:p>
          </table:table-cell>
          <table:table-cell/>
          <table:table-cell office:value-type="string">
            <text:p>Order Response</text:p>
          </table:table-cell>
          <table:table-cell office:value-type="string">
            <text:p>Document</text:p>
          </table:table-cell>
          <table:table-cell office:value-type="string">
            <text:p>Currency</text:p>
          </table:table-cell>
          <table:table-cell table:style-name="ce6" office:value-type="string">
            <text:p>Code</text:p>
          </table:table-cell>
          <table:table-cell table:formula="oooc:=IF([.F13]&lt;&gt;&quot;&quot;;CONCATENATE([.F13];&quot; &quot;;[.G13]);[.G13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3]&lt;&gt;&quot;&quot;;CONCATENATE([.J13];&quot;_ &quot;;[.I13];&quot;. Type&quot;);CONCATENATE([.I13];&quot;. Type&quot;))" office:value-type="string" office:string-value="Currency_ Code. Type">
            <text:p>Currency_ Code. Type</text:p>
          </table:table-cell>
          <table:table-cell table:number-columns-repeated="3"/>
          <table:table-cell table:style-name="ce21" office:value-type="string">
            <text:p>0..1</text:p>
          </table:table-cell>
          <table:table-cell office:value-type="string">
            <text:p>BBIE</text:p>
          </table:table-cell>
          <table:table-cell table:style-name="ce27" office:value-type="string">
            <text:p>The default currency for the Order Response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made mandatory</text:p>
          </table:table-cell>
          <table:table-cell table:style-name="ce50" table:number-columns-repeated="114"/>
          <table:table-cell table:number-columns-repeated="110"/>
        </table:table-row>
        <table:table-row table:style-name="ro4">
          <table:table-cell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PricingCurrencyCode">
            <text:p>PricingCurrencyCode</text:p>
          </table:table-cell>
          <table:table-cell table:style-name="ce6" office:value-type="string">
            <text:p>Order Response. Pricing_ Currency Code. Code</text:p>
          </table:table-cell>
          <table:table-cell/>
          <table:table-cell office:value-type="string">
            <text:p>Order Response</text:p>
          </table:table-cell>
          <table:table-cell office:value-type="string">
            <text:p>Pricing</text:p>
          </table:table-cell>
          <table:table-cell office:value-type="string">
            <text:p>Currency</text:p>
          </table:table-cell>
          <table:table-cell table:style-name="ce6" office:value-type="string">
            <text:p>Code</text:p>
          </table:table-cell>
          <table:table-cell table:formula="oooc:=IF([.F14]&lt;&gt;&quot;&quot;;CONCATENATE([.F14];&quot; &quot;;[.G14]);[.G14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4]&lt;&gt;&quot;&quot;;CONCATENATE([.J14];&quot;_ &quot;;[.I14];&quot;. Type&quot;);CONCATENATE([.I14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that is used for all prices in the Order Response.</text:p>
          </table:table-cell>
          <table:table-cell table:number-columns-repeated="2"/>
          <table:table-cell table:style-name="ce41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50" table:number-columns-repeated="114"/>
          <table:table-cell table:number-columns-repeated="110"/>
        </table:table-row>
        <table:table-row table:style-name="ro4">
          <table:table-cell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TaxCurrencyCode">
            <text:p>TaxCurrencyCode</text:p>
          </table:table-cell>
          <table:table-cell table:style-name="ce6" office:value-type="string">
            <text:p>Order Response. Tax_ Currency Code. Code</text:p>
          </table:table-cell>
          <table:table-cell/>
          <table:table-cell office:value-type="string">
            <text:p>Order Response</text:p>
          </table:table-cell>
          <table:table-cell office:value-type="string">
            <text:p>Tax</text:p>
          </table:table-cell>
          <table:table-cell office:value-type="string">
            <text:p>Currency</text:p>
          </table:table-cell>
          <table:table-cell table:style-name="ce6" office:value-type="string">
            <text:p>Code</text:p>
          </table:table-cell>
          <table:table-cell table:formula="oooc:=IF([.F15]&lt;&gt;&quot;&quot;;CONCATENATE([.F15];&quot; &quot;;[.G15]);[.G15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5]&lt;&gt;&quot;&quot;;CONCATENATE([.J15];&quot;_ &quot;;[.I15];&quot;. Type&quot;);CONCATENATE([.I15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that is used for all tax amounts in the Order Response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50" table:number-columns-repeated="114"/>
          <table:table-cell table:number-columns-repeated="110"/>
        </table:table-row>
        <table:table-row table:style-name="ro4">
          <table:table-cell table:formula="oooc:=SUBSTITUTE(SUBSTITUTE(CONCATENATE(IF([.E16]=&quot;Universally Unique&quot;;&quot;UU&quot;;[.E16]);IF([.G16]&lt;&gt;[.I16];[.H16];[.F16]);CONCATENATE(IF([.I16]=&quot;Identifier&quot;;&quot;ID&quot;;IF([.I16]=&quot;Text&quot;;&quot;&quot;;[.I16]))));&quot; &quot;;&quot;&quot;);&quot;'&quot;;&quot;&quot;)" office:value-type="string" office:string-value="TotalPackagesQuantity">
            <text:p>TotalPackagesQuantity</text:p>
          </table:table-cell>
          <table:table-cell office:value-type="string">
            <text:p>Order Response. Total_ Packages Quantity. Quantity</text:p>
          </table:table-cell>
          <table:table-cell/>
          <table:table-cell office:value-type="string">
            <text:p>Order Response</text:p>
          </table:table-cell>
          <table:table-cell office:value-type="string">
            <text:p>Total</text:p>
          </table:table-cell>
          <table:table-cell office:value-type="string">
            <text:p>Packages</text:p>
          </table:table-cell>
          <table:table-cell office:value-type="string">
            <text:p>Quantity</text:p>
          </table:table-cell>
          <table:table-cell table:formula="oooc:=IF([.F16]&lt;&gt;&quot;&quot;;CONCATENATE([.F16];&quot; &quot;;[.G16]);[.G16])" office:value-type="string" office:string-value="Packages Quantity">
            <text:p>Packages Quantity</text:p>
          </table:table-cell>
          <table:table-cell office:value-type="string">
            <text:p>Quantity</text:p>
          </table:table-cell>
          <table:table-cell/>
          <table:table-cell table:formula="oooc:=IF([.J16]&lt;&gt;&quot;&quot;;CONCATENATE([.J16];&quot;_ &quot;;[.I16];&quot;. Type&quot;);CONCATENATE([.I16];&quot;. Type&quot;))" office:value-type="string" office:string-value="Quantity. Type">
            <text:p>Quantity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otal number of packages contained in the Order Response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233"/>
        </table:table-row>
        <table:table-row table:style-name="ro4">
          <table:table-cell table:formula="oooc:=SUBSTITUTE(SUBSTITUTE(CONCATENATE(IF([.E17]=&quot;Universally Unique&quot;;&quot;UU&quot;;[.E17]);IF([.G17]&lt;&gt;[.I17];[.H17];[.F17]);CONCATENATE(IF([.I17]=&quot;Identifier&quot;;&quot;ID&quot;;IF([.I17]=&quot;Text&quot;;&quot;&quot;;[.I17]))));&quot; &quot;;&quot;&quot;);&quot;'&quot;;&quot;&quot;)" office:value-type="string" office:string-value="GrossWeightMeasure">
            <text:p>GrossWeightMeasure</text:p>
          </table:table-cell>
          <table:table-cell office:value-type="string">
            <text:p>Order Response. Gross_ Weight. Measure</text:p>
          </table:table-cell>
          <table:table-cell/>
          <table:table-cell office:value-type="string">
            <text:p>Order Response</text:p>
          </table:table-cell>
          <table:table-cell office:value-type="string">
            <text:p>Gross</text:p>
          </table:table-cell>
          <table:table-cell/>
          <table:table-cell office:value-type="string">
            <text:p>Weight</text:p>
          </table:table-cell>
          <table:table-cell table:formula="oooc:=IF([.F17]&lt;&gt;&quot;&quot;;CONCATENATE([.F17];&quot; &quot;;[.G17]);[.G17])" office:value-type="string" office:string-value="Weight">
            <text:p>Weight</text:p>
          </table:table-cell>
          <table:table-cell office:value-type="string">
            <text:p>Measure</text:p>
          </table:table-cell>
          <table:table-cell/>
          <table:table-cell table:formula="oooc:=IF([.J17]&lt;&gt;&quot;&quot;;CONCATENATE([.J17];&quot;_ &quot;;[.I17];&quot;. Type&quot;);CONCATENATE([.I17];&quot;. Type&quot;))" office:value-type="string" office:string-value="Measure. Type">
            <text:p>Measur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otal gross weight for the Order Response (goods + packaging + transport equipment).</text:p>
          </table:table-cell>
          <table:table-cell table:number-columns-repeated="2"/>
          <table:table-cell table:style-name="ce41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233"/>
        </table:table-row>
        <table:table-row table:style-name="ro4">
          <table:table-cell table:formula="oooc:=SUBSTITUTE(SUBSTITUTE(CONCATENATE(IF([.E18]=&quot;Universally Unique&quot;;&quot;UU&quot;;[.E18]);IF([.G18]&lt;&gt;[.I18];[.H18];[.F18]);CONCATENATE(IF([.I18]=&quot;Identifier&quot;;&quot;ID&quot;;IF([.I18]=&quot;Text&quot;;&quot;&quot;;[.I18]))));&quot; &quot;;&quot;&quot;);&quot;'&quot;;&quot;&quot;)" office:value-type="string" office:string-value="NetWeightMeasure">
            <text:p>NetWeightMeasure</text:p>
          </table:table-cell>
          <table:table-cell office:value-type="string">
            <text:p>Order Response. Net_ Weight. Measure</text:p>
          </table:table-cell>
          <table:table-cell/>
          <table:table-cell office:value-type="string">
            <text:p>Order Response</text:p>
          </table:table-cell>
          <table:table-cell office:value-type="string">
            <text:p>Net</text:p>
          </table:table-cell>
          <table:table-cell/>
          <table:table-cell office:value-type="string">
            <text:p>Weight</text:p>
          </table:table-cell>
          <table:table-cell table:formula="oooc:=IF([.F18]&lt;&gt;&quot;&quot;;CONCATENATE([.F18];&quot; &quot;;[.G18]);[.G18])" office:value-type="string" office:string-value="Weight">
            <text:p>Weight</text:p>
          </table:table-cell>
          <table:table-cell office:value-type="string">
            <text:p>Measure</text:p>
          </table:table-cell>
          <table:table-cell/>
          <table:table-cell table:formula="oooc:=IF([.J18]&lt;&gt;&quot;&quot;;CONCATENATE([.J18];&quot;_ &quot;;[.I18];&quot;. Type&quot;);CONCATENATE([.I18];&quot;. Type&quot;))" office:value-type="string" office:string-value="Measure. Type">
            <text:p>Measur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otal net weight for the Order Response (goods + packaging).</text:p>
          </table:table-cell>
          <table:table-cell table:number-columns-repeated="2"/>
          <table:table-cell table:style-name="ce41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233"/>
        </table:table-row>
        <table:table-row table:style-name="ro4">
          <table:table-cell table:formula="oooc:=SUBSTITUTE(SUBSTITUTE(CONCATENATE(IF([.E19]=&quot;Universally Unique&quot;;&quot;UU&quot;;[.E19]);IF([.G19]&lt;&gt;[.I19];[.H19];[.F19]);CONCATENATE(IF([.I19]=&quot;Identifier&quot;;&quot;ID&quot;;IF([.I19]=&quot;Text&quot;;&quot;&quot;;[.I19]))));&quot; &quot;;&quot;&quot;);&quot;'&quot;;&quot;&quot;)" office:value-type="string" office:string-value="NetNetWeightMeasure">
            <text:p>NetNetWeightMeasure</text:p>
          </table:table-cell>
          <table:table-cell office:value-type="string">
            <text:p>Order Response. Net Net_ Weight. Measure</text:p>
          </table:table-cell>
          <table:table-cell/>
          <table:table-cell office:value-type="string">
            <text:p>Order Response</text:p>
          </table:table-cell>
          <table:table-cell office:value-type="string">
            <text:p>Net Net</text:p>
          </table:table-cell>
          <table:table-cell/>
          <table:table-cell office:value-type="string">
            <text:p>Weight</text:p>
          </table:table-cell>
          <table:table-cell table:formula="oooc:=IF([.F19]&lt;&gt;&quot;&quot;;CONCATENATE([.F19];&quot; &quot;;[.G19]);[.G19])" office:value-type="string" office:string-value="Weight">
            <text:p>Weight</text:p>
          </table:table-cell>
          <table:table-cell office:value-type="string">
            <text:p>Measure</text:p>
          </table:table-cell>
          <table:table-cell/>
          <table:table-cell table:formula="oooc:=IF([.J19]&lt;&gt;&quot;&quot;;CONCATENATE([.J19];&quot;_ &quot;;[.I19];&quot;. Type&quot;);CONCATENATE([.I19];&quot;. Type&quot;))" office:value-type="string" office:string-value="Measure. Type">
            <text:p>Measur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otal net weight of the goods in the Order Response excluding packaging.</text:p>
          </table:table-cell>
          <table:table-cell table:number-columns-repeated="2"/>
          <table:table-cell table:style-name="ce41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233"/>
        </table:table-row>
        <table:table-row table:style-name="ro4">
          <table:table-cell table:formula="oooc:=SUBSTITUTE(SUBSTITUTE(CONCATENATE(IF([.E20]=&quot;Universally Unique&quot;;&quot;UU&quot;;[.E20]);IF([.G20]&lt;&gt;[.I20];[.H20];[.F20]);CONCATENATE(IF([.I20]=&quot;Identifier&quot;;&quot;ID&quot;;IF([.I20]=&quot;Text&quot;;&quot;&quot;;[.I20]))));&quot; &quot;;&quot;&quot;);&quot;'&quot;;&quot;&quot;)" office:value-type="string" office:string-value="GrossVolumeMeasure">
            <text:p>GrossVolumeMeasure</text:p>
          </table:table-cell>
          <table:table-cell office:value-type="string">
            <text:p>Order Response. Gross_ Volume. Measure</text:p>
          </table:table-cell>
          <table:table-cell/>
          <table:table-cell office:value-type="string">
            <text:p>Order Response</text:p>
          </table:table-cell>
          <table:table-cell office:value-type="string">
            <text:p>Gross</text:p>
          </table:table-cell>
          <table:table-cell/>
          <table:table-cell office:value-type="string">
            <text:p>Volume</text:p>
          </table:table-cell>
          <table:table-cell table:formula="oooc:=IF([.F20]&lt;&gt;&quot;&quot;;CONCATENATE([.F20];&quot; &quot;;[.G20]);[.G20])" office:value-type="string" office:string-value="Volume">
            <text:p>Volume</text:p>
          </table:table-cell>
          <table:table-cell office:value-type="string">
            <text:p>Measure</text:p>
          </table:table-cell>
          <table:table-cell/>
          <table:table-cell table:formula="oooc:=IF([.J20]&lt;&gt;&quot;&quot;;CONCATENATE([.J20];&quot;_ &quot;;[.I20];&quot;. Type&quot;);CONCATENATE([.I20];&quot;. Type&quot;))" office:value-type="string" office:string-value="Measure. Type">
            <text:p>Measur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otal volume of the goods in the Order Response including packaging.</text:p>
          </table:table-cell>
          <table:table-cell table:number-columns-repeated="2"/>
          <table:table-cell table:style-name="ce41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233"/>
        </table:table-row>
        <table:table-row table:style-name="ro4">
          <table:table-cell table:formula="oooc:=SUBSTITUTE(SUBSTITUTE(CONCATENATE(IF([.E21]=&quot;Universally Unique&quot;;&quot;UU&quot;;[.E21]);IF([.G21]&lt;&gt;[.I21];[.H21];[.F21]);CONCATENATE(IF([.I21]=&quot;Identifier&quot;;&quot;ID&quot;;IF([.I21]=&quot;Text&quot;;&quot;&quot;;[.I21]))));&quot; &quot;;&quot;&quot;);&quot;'&quot;;&quot;&quot;)" office:value-type="string" office:string-value="NetVolumeMeasure">
            <text:p>NetVolumeMeasure</text:p>
          </table:table-cell>
          <table:table-cell office:value-type="string">
            <text:p>Order Response. Net_ Volume. Measure</text:p>
          </table:table-cell>
          <table:table-cell/>
          <table:table-cell office:value-type="string">
            <text:p>Order Response</text:p>
          </table:table-cell>
          <table:table-cell office:value-type="string">
            <text:p>Net</text:p>
          </table:table-cell>
          <table:table-cell/>
          <table:table-cell office:value-type="string">
            <text:p>Volume</text:p>
          </table:table-cell>
          <table:table-cell table:formula="oooc:=IF([.F21]&lt;&gt;&quot;&quot;;CONCATENATE([.F21];&quot; &quot;;[.G21]);[.G21])" office:value-type="string" office:string-value="Volume">
            <text:p>Volume</text:p>
          </table:table-cell>
          <table:table-cell office:value-type="string">
            <text:p>Measure</text:p>
          </table:table-cell>
          <table:table-cell/>
          <table:table-cell table:formula="oooc:=IF([.J21]&lt;&gt;&quot;&quot;;CONCATENATE([.J21];&quot;_ &quot;;[.I21];&quot;. Type&quot;);CONCATENATE([.I21];&quot;. Type&quot;))" office:value-type="string" office:string-value="Measure. Type">
            <text:p>Measur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otal volume of the goods in the Order Response excluding packaging.</text:p>
          </table:table-cell>
          <table:table-cell table:number-columns-repeated="2"/>
          <table:table-cell table:style-name="ce41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233"/>
        </table:table-row>
        <table:table-row table:style-name="ro4">
          <table:table-cell table:formula="oooc:=SUBSTITUTE(SUBSTITUTE(CONCATENATE(IF([.E22]=&quot;Universally Unique&quot;;&quot;UU&quot;;[.E22]);IF([.G22]&lt;&gt;[.I22];[.H22];[.F22]);CONCATENATE(IF([.I22]=&quot;Identifier&quot;;&quot;ID&quot;;IF([.I22]=&quot;Text&quot;;&quot;&quot;;[.I22]))));&quot; &quot;;&quot;&quot;);&quot;'&quot;;&quot;&quot;)" office:value-type="string" office:string-value="CustomerReference">
            <text:p>CustomerReference</text:p>
          </table:table-cell>
          <table:table-cell office:value-type="string">
            <text:p>Order Response. Customer Reference. Text</text:p>
          </table:table-cell>
          <table:table-cell/>
          <table:table-cell office:value-type="string">
            <text:p>Order Response</text:p>
          </table:table-cell>
          <table:table-cell/>
          <table:table-cell office:value-type="string">
            <text:p>Customer</text:p>
          </table:table-cell>
          <table:table-cell office:value-type="string">
            <text:p>Reference</text:p>
          </table:table-cell>
          <table:table-cell table:formula="oooc:=IF([.F22]&lt;&gt;&quot;&quot;;CONCATENATE([.F22];&quot; &quot;;[.G22]);[.G22])" office:value-type="string" office:string-value="Customer Reference">
            <text:p>Customer Reference</text:p>
          </table:table-cell>
          <table:table-cell office:value-type="string">
            <text:p>Text</text:p>
          </table:table-cell>
          <table:table-cell/>
          <table:table-cell table:formula="oooc:=IF([.J22]&lt;&gt;&quot;&quot;;CONCATENATE([.J22];&quot;_ &quot;;[.I22];&quot;. Type&quot;);CONCATENATE([.I22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A supplementary reference assigned by the Buyer, e.g. the CRI in a purchasing card transaction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50" table:number-columns-repeated="114"/>
          <table:table-cell table:number-columns-repeated="110"/>
        </table:table-row>
        <table:table-row table:style-name="ro4">
          <table:table-cell table:formula="oooc:=SUBSTITUTE(SUBSTITUTE(CONCATENATE(IF([.E23]=&quot;Universally Unique&quot;;&quot;UU&quot;;[.E23]);IF([.G23]&lt;&gt;[.I23];[.H23];[.F23]);CONCATENATE(IF([.I23]=&quot;Identifier&quot;;&quot;ID&quot;;IF([.I23]=&quot;Text&quot;;&quot;&quot;;[.I23]))));&quot; &quot;;&quot;&quot;);&quot;'&quot;;&quot;&quot;)" office:value-type="string" office:string-value="AccountingCostCode">
            <text:p>AccountingCostCode</text:p>
          </table:table-cell>
          <table:table-cell table:style-name="ce6" office:value-type="string">
            <text:p>Order Response. Accounting Cost Code. Code</text:p>
          </table:table-cell>
          <table:table-cell/>
          <table:table-cell office:value-type="string">
            <text:p>Order Response</text:p>
          </table:table-cell>
          <table:table-cell table:style-name="ce6"/>
          <table:table-cell table:style-name="ce6" office:value-type="string">
            <text:p>Accounting Cost</text:p>
          </table:table-cell>
          <table:table-cell office:value-type="string">
            <text:p>Code</text:p>
          </table:table-cell>
          <table:table-cell table:formula="oooc:=IF([.F23]&lt;&gt;&quot;&quot;;CONCATENATE([.F23];&quot; &quot;;[.G23]);[.G23])" office:value-type="string" office:string-value="Accounting Cost Code">
            <text:p>Accounting Cost Code</text:p>
          </table:table-cell>
          <table:table-cell office:value-type="string">
            <text:p>Code</text:p>
          </table:table-cell>
          <table:table-cell/>
          <table:table-cell table:formula="oooc:=IF([.J23]&lt;&gt;&quot;&quot;;CONCATENATE([.J23];&quot;_ &quot;;[.I23];&quot;. Type&quot;);CONCATENATE([.I23];&quot;. Type&quot;))" office:value-type="string" office:string-value="Code. Type">
            <text:p>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An accounting cost code applied to the order as a whole.</text:p>
          </table:table-cell>
          <table:table-cell table:number-columns-repeated="2"/>
          <table:table-cell table:style-name="ce4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50" table:number-columns-repeated="114"/>
          <table:table-cell table:number-columns-repeated="110"/>
        </table:table-row>
        <table:table-row table:style-name="ro4">
          <table:table-cell table:formula="oooc:=SUBSTITUTE(SUBSTITUTE(CONCATENATE(IF([.E24]=&quot;Universally Unique&quot;;&quot;UU&quot;;[.E24]);IF([.G24]&lt;&gt;[.I24];[.H24];[.F24]);CONCATENATE(IF([.I24]=&quot;Identifier&quot;;&quot;ID&quot;;IF([.I24]=&quot;Text&quot;;&quot;&quot;;[.I24]))));&quot; &quot;;&quot;&quot;);&quot;'&quot;;&quot;&quot;)" office:value-type="string" office:string-value="AccountingCost">
            <text:p>AccountingCost</text:p>
          </table:table-cell>
          <table:table-cell table:style-name="ce6" office:value-type="string">
            <text:p>Order Response. Accounting Cost. Text</text:p>
          </table:table-cell>
          <table:table-cell/>
          <table:table-cell office:value-type="string">
            <text:p>Order Response</text:p>
          </table:table-cell>
          <table:table-cell table:number-columns-repeated="2" table:style-name="ce6"/>
          <table:table-cell table:style-name="ce6" office:value-type="string">
            <text:p>Accounting Cost</text:p>
          </table:table-cell>
          <table:table-cell table:formula="oooc:=IF([.F24]&lt;&gt;&quot;&quot;;CONCATENATE([.F24];&quot; &quot;;[.G24]);[.G24])" office:value-type="string" office:string-value="Accounting Cost">
            <text:p>Accounting Cost</text:p>
          </table:table-cell>
          <table:table-cell table:style-name="ce6" office:value-type="string">
            <text:p>Text</text:p>
          </table:table-cell>
          <table:table-cell/>
          <table:table-cell table:formula="oooc:=IF([.J24]&lt;&gt;&quot;&quot;;CONCATENATE([.J24];&quot;_ &quot;;[.I24];&quot;. Type&quot;);CONCATENATE([.I24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An accounting cost code applied to the order as a whole, expressed as text.</text:p>
          </table:table-cell>
          <table:table-cell table:number-columns-repeated="2"/>
          <table:table-cell table:style-name="ce4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50" table:number-columns-repeated="114"/>
          <table:table-cell table:number-columns-repeated="110"/>
        </table:table-row>
        <table:table-row table:style-name="ro4">
          <table:table-cell table:formula="oooc:=SUBSTITUTE(SUBSTITUTE(CONCATENATE(IF([.E25]=&quot;Universally Unique&quot;;&quot;UU&quot;;[.E25]);IF([.G25]&lt;&gt;[.I25];[.H25];[.F25]);CONCATENATE(IF([.I25]=&quot;Identifier&quot;;&quot;ID&quot;;IF([.I25]=&quot;Text&quot;;&quot;&quot;;[.I25]))));&quot; &quot;;&quot;&quot;);&quot;'&quot;;&quot;&quot;)" office:value-type="string" office:string-value="LineCountNumeric">
            <text:p>LineCountNumeric</text:p>
          </table:table-cell>
          <table:table-cell table:style-name="ce6" office:value-type="string">
            <text:p>Order Response. Line Count. Numeric</text:p>
          </table:table-cell>
          <table:table-cell/>
          <table:table-cell office:value-type="string">
            <text:p>Order Response</text:p>
          </table:table-cell>
          <table:table-cell/>
          <table:table-cell table:style-name="ce6" office:value-type="string">
            <text:p>Line</text:p>
          </table:table-cell>
          <table:table-cell table:style-name="ce6" office:value-type="string">
            <text:p>Count</text:p>
          </table:table-cell>
          <table:table-cell table:formula="oooc:=IF([.F25]&lt;&gt;&quot;&quot;;CONCATENATE([.F25];&quot; &quot;;[.G25]);[.G25])" office:value-type="string" office:string-value="Line Count">
            <text:p>Line Count</text:p>
          </table:table-cell>
          <table:table-cell table:style-name="ce6" office:value-type="string">
            <text:p>Numeric</text:p>
          </table:table-cell>
          <table:table-cell/>
          <table:table-cell table:formula="oooc:=IF([.J25]&lt;&gt;&quot;&quot;;CONCATENATE([.J25];&quot;_ &quot;;[.I25];&quot;. Type&quot;);CONCATENATE([.I25];&quot;. Type&quot;))" office:value-type="string" office:string-value="Numeric. Type">
            <text:p>Numeric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8" office:value-type="string">
            <text:p>The number of lines in the document.</text:p>
          </table:table-cell>
          <table:table-cell table:number-columns-repeated="2"/>
          <table:table-cell table:style-name="ce4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50" table:number-columns-repeated="114"/>
          <table:table-cell table:number-columns-repeated="110"/>
        </table:table-row>
        <table:table-row table:style-name="ro4">
          <table:table-cell table:style-name="ce4" table:formula="oooc:=SUBSTITUTE(SUBSTITUTE(CONCATENATE(IF([.E26]=&quot;Universally Unique&quot;;&quot;U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ValidityPeriod">
            <text:p>ValidityPeriod</text:p>
          </table:table-cell>
          <table:table-cell table:style-name="ce4" office:value-type="string">
            <text:p>Order Response. Validity_ Period. Period</text:p>
          </table:table-cell>
          <table:table-cell table:style-name="ce9"/>
          <table:table-cell table:style-name="ce9" office:value-type="string">
            <text:p>Order Response</text:p>
          </table:table-cell>
          <table:table-cell table:style-name="ce9" office:value-type="string">
            <text:p>Validity</text:p>
          </table:table-cell>
          <table:table-cell table:style-name="ce9"/>
          <table:table-cell table:style-name="ce9"/>
          <table:table-cell table:style-name="ce4" table:formula="oooc:=[.M26]" office:value-type="string" office:string-value="Period">
            <text:p>Period</text:p>
          </table:table-cell>
          <table:table-cell table:style-name="ce4" table:formula="oooc:=[.M26]" office:value-type="string" office:string-value="Period">
            <text:p>Period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Period</text:p>
          </table:table-cell>
          <table:table-cell table:style-name="ce9"/>
          <table:table-cell table:style-name="ce22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16" office:value-type="string">
            <text:p>The period for which the Order Response is valid.</text:p>
          </table:table-cell>
          <table:table-cell table:style-name="ce34" table:number-columns-repeated="2"/>
          <table:table-cell table:style-name="ce44" office:value-type="string">
            <text:p>2.0</text:p>
          </table:table-cell>
          <table:table-cell table:style-name="ce36"/>
          <table:table-cell table:style-name="ce23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4">
          <table:table-cell table:style-name="ce4" table:formula="oooc:=SUBSTITUTE(SUBSTITUTE(CONCATENATE(IF([.E27]=&quot;Universally Unique&quot;;&quot;U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OrderReference">
            <text:p>OrderReference</text:p>
          </table:table-cell>
          <table:table-cell table:style-name="ce4" office:value-type="string">
            <text:p>Order Response. Order Reference</text:p>
          </table:table-cell>
          <table:table-cell table:style-name="ce9"/>
          <table:table-cell table:style-name="ce9" office:value-type="string">
            <text:p>Order Response</text:p>
          </table:table-cell>
          <table:table-cell table:number-columns-repeated="2" table:style-name="ce9"/>
          <table:table-cell table:style-name="ce9"/>
          <table:table-cell table:style-name="ce4" table:formula="oooc:=[.M27]" office:value-type="string" office:string-value="Order Reference">
            <text:p>Order Reference</text:p>
          </table:table-cell>
          <table:table-cell table:style-name="ce4" table:formula="oooc:=[.M27]" office:value-type="string" office:string-value="Order Reference">
            <text:p>Order Reference</text:p>
          </table:table-cell>
          <table:table-cell table:style-name="ce4" table:number-columns-repeated="2"/>
          <table:table-cell table:style-name="ce9"/>
          <table:table-cell table:style-name="ce16" office:value-type="string">
            <text:p>Order Reference</text:p>
          </table:table-cell>
          <table:table-cell table:style-name="ce9"/>
          <table:table-cell table:style-name="ce22" office:value-type="string">
            <text:p>1..n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on to Order Reference (the reference of the Order being responded to).</text:p>
          </table:table-cell>
          <table:table-cell table:style-name="ce34"/>
          <table:table-cell table:style-name="ce36"/>
          <table:table-cell table:style-name="ce45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50" table:number-columns-repeated="114"/>
          <table:table-cell table:number-columns-repeated="110"/>
        </table:table-row>
        <table:table-row table:style-name="ro4">
          <table:table-cell table:style-name="ce4" table:formula="oooc:=SUBSTITUTE(SUBSTITUTE(CONCATENATE(IF([.E28]=&quot;Globally Unique&quot;;&quot;GU&quot;;[.E28]);[.F28];IF([.H28]&lt;&gt;[.I28];[.H28];&quot;&quot;);CONCATENATE(IF([.I28]=&quot;Identifier&quot;;&quot;ID&quot;;IF([.I28]=&quot;Text&quot;;&quot;&quot;;[.I28]))));&quot; &quot;;&quot;&quot;);&quot;'&quot;;&quot;&quot;)" office:value-type="string" office:string-value="OrderDocumentReference">
            <text:p>OrderDocumentReference</text:p>
          </table:table-cell>
          <table:table-cell table:style-name="ce4" office:value-type="string">
            <text:p>Order Response. Order_ Document Reference. Document Reference</text:p>
          </table:table-cell>
          <table:table-cell table:style-name="ce9"/>
          <table:table-cell table:style-name="ce9" office:value-type="string">
            <text:p>Order Response</text:p>
          </table:table-cell>
          <table:table-cell table:style-name="ce9" office:value-type="string">
            <text:p>Order</text:p>
          </table:table-cell>
          <table:table-cell table:style-name="ce9"/>
          <table:table-cell table:style-name="ce9"/>
          <table:table-cell table:style-name="ce4" table:formula="oooc:=[.M28]" office:value-type="string" office:string-value="Document Reference">
            <text:p>Document Reference</text:p>
          </table:table-cell>
          <table:table-cell table:style-name="ce4" table:formula="oooc:=[.M28]" office:value-type="string" office:string-value="Document Reference">
            <text:p>Document Reference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Document Reference</text:p>
          </table:table-cell>
          <table:table-cell table:style-name="ce9"/>
          <table:table-cell table:style-name="ce22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ve reference to [another] Order.</text:p>
          </table:table-cell>
          <table:table-cell table:style-name="ce34" table:number-columns-repeated="2"/>
          <table:table-cell table:style-name="ce44" office:value-type="string">
            <text:p>2.0</text:p>
          </table:table-cell>
          <table:table-cell table:style-name="ce36"/>
          <table:table-cell table:style-name="ce23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4" table:number-columns-repeated="5"/>
          <table:table-cell table:style-name="ce34"/>
          <table:table-cell table:style-name="ce4" table:number-columns-repeated="12"/>
          <table:table-cell table:number-columns-repeated="188"/>
          <table:table-cell table:style-name="ce3" table:number-columns-repeated="18"/>
        </table:table-row>
        <table:table-row table:style-name="ro4">
          <table:table-cell table:style-name="ce4" table:formula="oooc:=SUBSTITUTE(SUBSTITUTE(CONCATENATE(IF([.E29]=&quot;Globally Unique&quot;;&quot;GU&quot;;[.E29]);[.F29];IF([.H29]&lt;&gt;[.I29];[.H29];&quot;&quot;);CONCATENATE(IF([.I29]=&quot;Identifier&quot;;&quot;ID&quot;;IF([.I29]=&quot;Text&quot;;&quot;&quot;;[.I29]))));&quot; &quot;;&quot;&quot;);&quot;'&quot;;&quot;&quot;)" office:value-type="string" office:string-value="OriginatorDocumentReference">
            <text:p>OriginatorDocumentReference</text:p>
          </table:table-cell>
          <table:table-cell table:style-name="ce4" office:value-type="string">
            <text:p>Order Response. Originator_ Document Reference. Document Reference</text:p>
          </table:table-cell>
          <table:table-cell table:style-name="ce9"/>
          <table:table-cell table:style-name="ce9" office:value-type="string">
            <text:p>Order Response</text:p>
          </table:table-cell>
          <table:table-cell table:style-name="ce9" office:value-type="string">
            <text:p>Originator</text:p>
          </table:table-cell>
          <table:table-cell table:style-name="ce9"/>
          <table:table-cell table:style-name="ce9"/>
          <table:table-cell table:style-name="ce4" table:formula="oooc:=[.M29]" office:value-type="string" office:string-value="Document Reference">
            <text:p>Document Reference</text:p>
          </table:table-cell>
          <table:table-cell table:style-name="ce4" table:formula="oooc:=[.M29]" office:value-type="string" office:string-value="Document Reference">
            <text:p>Document Reference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Document Reference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ve reference to Originator Document.</text:p>
          </table:table-cell>
          <table:table-cell table:style-name="ce34" table:number-columns-repeated="2"/>
          <table:table-cell table:style-name="ce44" office:value-type="string">
            <text:p>2.0</text:p>
          </table:table-cell>
          <table:table-cell table:style-name="ce36"/>
          <table:table-cell table:style-name="ce23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4" table:number-columns-repeated="5"/>
          <table:table-cell table:style-name="ce34"/>
          <table:table-cell table:style-name="ce4" table:number-columns-repeated="12"/>
          <table:table-cell table:number-columns-repeated="188"/>
          <table:table-cell table:style-name="ce3" table:number-columns-repeated="18"/>
        </table:table-row>
        <table:table-row table:style-name="ro4">
          <table:table-cell table:style-name="ce4" table:formula="oooc:=SUBSTITUTE(SUBSTITUTE(CONCATENATE(IF([.E30]=&quot;Globally Unique&quot;;&quot;GU&quot;;[.E30]);[.F30];IF([.H30]&lt;&gt;[.I30];[.H30];&quot;&quot;);CONCATENATE(IF([.I30]=&quot;Identifier&quot;;&quot;ID&quot;;IF([.I30]=&quot;Text&quot;;&quot;&quot;;[.I30]))));&quot; &quot;;&quot;&quot;);&quot;'&quot;;&quot;&quot;)" office:value-type="string" office:string-value="AdditionalDocumentReference">
            <text:p>AdditionalDocumentReference</text:p>
          </table:table-cell>
          <table:table-cell table:style-name="ce4" office:value-type="string">
            <text:p>Order Response. Additional_ Document Reference. Document Reference</text:p>
          </table:table-cell>
          <table:table-cell table:style-name="ce9"/>
          <table:table-cell table:style-name="ce9" office:value-type="string">
            <text:p>Order Response</text:p>
          </table:table-cell>
          <table:table-cell table:style-name="ce9" office:value-type="string">
            <text:p>Additional</text:p>
          </table:table-cell>
          <table:table-cell table:style-name="ce9"/>
          <table:table-cell table:style-name="ce9"/>
          <table:table-cell table:style-name="ce4" table:formula="oooc:=[.M30]" office:value-type="string" office:string-value="Document Reference">
            <text:p>Document Reference</text:p>
          </table:table-cell>
          <table:table-cell table:style-name="ce4" table:formula="oooc:=[.M30]" office:value-type="string" office:string-value="Document Reference">
            <text:p>Document Reference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Document Reference</text:p>
          </table:table-cell>
          <table:table-cell table:style-name="ce9"/>
          <table:table-cell table:style-name="ce22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ve reference to Additional Document.</text:p>
          </table:table-cell>
          <table:table-cell table:style-name="ce34"/>
          <table:table-cell table:style-name="ce36"/>
          <table:table-cell table:style-name="ce45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2"/>
          <table:table-cell table:style-name="ce4" table:number-columns-repeated="2"/>
          <table:table-cell table:style-name="ce34" table:number-columns-repeated="2"/>
          <table:table-cell table:style-name="ce4" table:number-columns-repeated="11"/>
          <table:table-cell table:number-columns-repeated="188"/>
          <table:table-cell table:style-name="ce3" table:number-columns-repeated="18"/>
        </table:table-row>
        <table:table-row table:style-name="ro4">
          <table:table-cell table:style-name="ce4" table:formula="oooc:=SUBSTITUTE(SUBSTITUTE(CONCATENATE(IF([.E31]=&quot;Universally Unique&quot;;&quot;UU&quot;;[.E31]);[.F31];IF([.H31]&lt;&gt;[.I31];[.H31];&quot;&quot;);CONCATENATE(IF([.I31]=&quot;Identifier&quot;;&quot;ID&quot;;IF([.I31]=&quot;Text&quot;;&quot;&quot;;[.I31]))));&quot; &quot;;&quot;&quot;);&quot;'&quot;;&quot;&quot;)" office:value-type="string" office:string-value="Contract">
            <text:p>Contract</text:p>
          </table:table-cell>
          <table:table-cell table:style-name="ce4" office:value-type="string">
            <text:p>Order Response. Contract</text:p>
          </table:table-cell>
          <table:table-cell table:style-name="ce9"/>
          <table:table-cell table:style-name="ce9" office:value-type="string">
            <text:p>Order Response</text:p>
          </table:table-cell>
          <table:table-cell table:number-columns-repeated="2" table:style-name="ce9"/>
          <table:table-cell table:style-name="ce9"/>
          <table:table-cell table:style-name="ce4" table:formula="oooc:=[.M31]" office:value-type="string" office:string-value="Contract">
            <text:p>Contract</text:p>
          </table:table-cell>
          <table:table-cell table:style-name="ce4" table:formula="oooc:=[.M31]" office:value-type="string" office:string-value="Contract">
            <text:p>Contract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Contract</text:p>
          </table:table-cell>
          <table:table-cell table:style-name="ce9"/>
          <table:table-cell table:style-name="ce22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on to Contract</text:p>
          </table:table-cell>
          <table:table-cell table:style-name="ce34" table:number-columns-repeated="2"/>
          <table:table-cell table:style-name="ce44" office:value-type="string">
            <text:p>2.0</text:p>
          </table:table-cell>
          <table:table-cell table:style-name="ce36"/>
          <table:table-cell table:style-name="ce23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4">
          <table:table-cell table:style-name="ce4" table:formula="oooc:=SUBSTITUTE(SUBSTITUTE(CONCATENATE(IF([.E32]=&quot;Universally Unique&quot;;&quot;UU&quot;;[.E32]);[.F32];IF([.H32]&lt;&gt;[.I32];[.H32];&quot;&quot;);CONCATENATE(IF([.I32]=&quot;Identifier&quot;;&quot;ID&quot;;IF([.I32]=&quot;Text&quot;;&quot;&quot;;[.I32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Order Response. Signature</text:p>
          </table:table-cell>
          <table:table-cell table:style-name="ce9"/>
          <table:table-cell table:style-name="ce9" office:value-type="string">
            <text:p>Order Response</text:p>
          </table:table-cell>
          <table:table-cell table:number-columns-repeated="2" table:style-name="ce9"/>
          <table:table-cell table:style-name="ce9"/>
          <table:table-cell table:style-name="ce4" table:formula="oooc:=[.M32]" office:value-type="string" office:string-value="Signature">
            <text:p>Signature</text:p>
          </table:table-cell>
          <table:table-cell table:style-name="ce4" table:formula="oooc:=[.M32]" office:value-type="string" office:string-value="Signature">
            <text:p>Signature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Signature</text:p>
          </table:table-cell>
          <table:table-cell table:style-name="ce9"/>
          <table:table-cell table:style-name="ce22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on to Signature.</text:p>
          </table:table-cell>
          <table:table-cell table:style-name="ce34"/>
          <table:table-cell table:style-name="ce36"/>
          <table:table-cell table:style-name="ce45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4">
          <table:table-cell table:style-name="ce4" table:formula="oooc:=SUBSTITUTE(SUBSTITUTE(CONCATENATE(IF([.E33]=&quot;Universally Unique&quot;;&quot;UU&quot;;[.E33]);[.F33];IF([.H33]&lt;&gt;[.I33];[.H33];&quot;&quot;);CONCATENATE(IF([.I33]=&quot;Identifier&quot;;&quot;ID&quot;;IF([.I33]=&quot;Text&quot;;&quot;&quot;;[.I33]))));&quot; &quot;;&quot;&quot;);&quot;'&quot;;&quot;&quot;)" office:value-type="string" office:string-value="SellerSupplierParty">
            <text:p>SellerSupplierParty</text:p>
          </table:table-cell>
          <table:table-cell table:style-name="ce4" office:value-type="string">
            <text:p>Order Response. Seller_ Supplier Party. Supplier Party</text:p>
          </table:table-cell>
          <table:table-cell table:style-name="ce9"/>
          <table:table-cell table:style-name="ce9" office:value-type="string">
            <text:p>Order Response</text:p>
          </table:table-cell>
          <table:table-cell table:style-name="ce9" office:value-type="string">
            <text:p>Seller</text:p>
          </table:table-cell>
          <table:table-cell table:style-name="ce9"/>
          <table:table-cell table:style-name="ce9"/>
          <table:table-cell table:style-name="ce4" table:formula="oooc:=[.M33]" office:value-type="string" office:string-value="Supplier Party">
            <text:p>Supplier Party</text:p>
          </table:table-cell>
          <table:table-cell table:style-name="ce4" table:formula="oooc:=[.M33]" office:value-type="string" office:string-value="Supplier Party">
            <text:p>Supplier Party</text:p>
          </table:table-cell>
          <table:table-cell table:style-name="ce4" table:number-columns-repeated="2"/>
          <table:table-cell table:style-name="ce9"/>
          <table:table-cell table:style-name="ce16" office:value-type="string">
            <text:p>Supplier Party</text:p>
          </table:table-cell>
          <table:table-cell table:style-name="ce9"/>
          <table:table-cell table:style-name="ce23" office:value-type="float" office:value="1">
            <text:p>1</text:p>
          </table:table-cell>
          <table:table-cell table:style-name="ce9" office:value-type="string">
            <text:p>ASBIE</text:p>
          </table:table-cell>
          <table:table-cell table:style-name="ce16" office:value-type="string">
            <text:p>An association to the Seller.</text:p>
          </table:table-cell>
          <table:table-cell table:style-name="ce34"/>
          <table:table-cell table:style-name="ce36"/>
          <table:table-cell table:style-name="ce45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4">
          <table:table-cell table:style-name="ce4" table:formula="oooc:=SUBSTITUTE(SUBSTITUTE(CONCATENATE(IF([.E34]=&quot;Universally Unique&quot;;&quot;UU&quot;;[.E34]);[.F34];IF([.H34]&lt;&gt;[.I34];[.H34];&quot;&quot;);CONCATENATE(IF([.I34]=&quot;Identifier&quot;;&quot;ID&quot;;IF([.I34]=&quot;Text&quot;;&quot;&quot;;[.I34]))));&quot; &quot;;&quot;&quot;);&quot;'&quot;;&quot;&quot;)" office:value-type="string" office:string-value="BuyerCustomerParty">
            <text:p>BuyerCustomerParty</text:p>
          </table:table-cell>
          <table:table-cell table:style-name="ce4" office:value-type="string">
            <text:p>Order Response. Buyer_ Customer Party. Customer Party</text:p>
          </table:table-cell>
          <table:table-cell table:style-name="ce9"/>
          <table:table-cell table:style-name="ce9" office:value-type="string">
            <text:p>Order Response</text:p>
          </table:table-cell>
          <table:table-cell table:style-name="ce9" office:value-type="string">
            <text:p>Buyer</text:p>
          </table:table-cell>
          <table:table-cell table:style-name="ce9"/>
          <table:table-cell table:style-name="ce9"/>
          <table:table-cell table:style-name="ce4" table:formula="oooc:=[.M34]" office:value-type="string" office:string-value="Customer Party">
            <text:p>Customer Party</text:p>
          </table:table-cell>
          <table:table-cell table:style-name="ce4" table:formula="oooc:=[.M34]" office:value-type="string" office:string-value="Customer Party">
            <text:p>Customer Party</text:p>
          </table:table-cell>
          <table:table-cell table:style-name="ce4" table:number-columns-repeated="2"/>
          <table:table-cell table:style-name="ce9"/>
          <table:table-cell table:style-name="ce16" office:value-type="string">
            <text:p>Customer Party</text:p>
          </table:table-cell>
          <table:table-cell table:style-name="ce9"/>
          <table:table-cell table:style-name="ce23" office:value-type="float" office:value="1">
            <text:p>1</text:p>
          </table:table-cell>
          <table:table-cell table:style-name="ce9" office:value-type="string">
            <text:p>ASBIE</text:p>
          </table:table-cell>
          <table:table-cell table:style-name="ce16" office:value-type="string">
            <text:p>An association to the Buyer.</text:p>
          </table:table-cell>
          <table:table-cell table:style-name="ce34"/>
          <table:table-cell table:style-name="ce36"/>
          <table:table-cell table:style-name="ce45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50" table:number-columns-repeated="114"/>
          <table:table-cell table:number-columns-repeated="110"/>
        </table:table-row>
        <table:table-row table:style-name="ro4">
          <table:table-cell table:style-name="ce4" table:formula="oooc:=SUBSTITUTE(SUBSTITUTE(CONCATENATE(IF([.E35]=&quot;Universally Unique&quot;;&quot;UU&quot;;[.E35]);[.F35];IF([.H35]&lt;&gt;[.I35];[.H35];&quot;&quot;);CONCATENATE(IF([.I35]=&quot;Identifier&quot;;&quot;ID&quot;;IF([.I35]=&quot;Text&quot;;&quot;&quot;;[.I35]))));&quot; &quot;;&quot;&quot;);&quot;'&quot;;&quot;&quot;)" office:value-type="string" office:string-value="OriginatorCustomerParty">
            <text:p>OriginatorCustomerParty</text:p>
          </table:table-cell>
          <table:table-cell table:style-name="ce4" office:value-type="string">
            <text:p>Order Response. Originator_ Customer Party. Customer Party</text:p>
          </table:table-cell>
          <table:table-cell table:style-name="ce9"/>
          <table:table-cell table:style-name="ce9" office:value-type="string">
            <text:p>Order Response</text:p>
          </table:table-cell>
          <table:table-cell table:style-name="ce9" office:value-type="string">
            <text:p>Originator</text:p>
          </table:table-cell>
          <table:table-cell table:style-name="ce9"/>
          <table:table-cell table:style-name="ce9"/>
          <table:table-cell table:style-name="ce4" table:formula="oooc:=[.M35]" office:value-type="string" office:string-value="Customer Party">
            <text:p>Customer Party</text:p>
          </table:table-cell>
          <table:table-cell table:style-name="ce4" table:formula="oooc:=[.M35]" office:value-type="string" office:string-value="Customer Party">
            <text:p>Customer Party</text:p>
          </table:table-cell>
          <table:table-cell table:style-name="ce4" table:number-columns-repeated="2"/>
          <table:table-cell table:style-name="ce9"/>
          <table:table-cell table:style-name="ce16" office:value-type="string">
            <text:p>Customer Party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16" office:value-type="string">
            <text:p>An association to the Originator.</text:p>
          </table:table-cell>
          <table:table-cell table:style-name="ce34"/>
          <table:table-cell table:style-name="ce36"/>
          <table:table-cell table:style-name="ce45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4">
          <table:table-cell table:style-name="ce4" table:formula="oooc:=SUBSTITUTE(SUBSTITUTE(CONCATENATE(IF([.E36]=&quot;Universally Unique&quot;;&quot;UU&quot;;[.E36]);[.F36];IF([.H36]&lt;&gt;[.I36];[.H36];&quot;&quot;);CONCATENATE(IF([.I36]=&quot;Identifier&quot;;&quot;ID&quot;;IF([.I36]=&quot;Text&quot;;&quot;&quot;;[.I36]))));&quot; &quot;;&quot;&quot;);&quot;'&quot;;&quot;&quot;)" office:value-type="string" office:string-value="FreightForwarderParty">
            <text:p>FreightForwarderParty</text:p>
          </table:table-cell>
          <table:table-cell table:style-name="ce4" office:value-type="string">
            <text:p>Order Response. Freight Forwarder_ Party. Party</text:p>
          </table:table-cell>
          <table:table-cell table:style-name="ce9"/>
          <table:table-cell table:style-name="ce9" office:value-type="string">
            <text:p>Order Response</text:p>
          </table:table-cell>
          <table:table-cell table:style-name="ce9" office:value-type="string">
            <text:p>Freight Forwarder</text:p>
          </table:table-cell>
          <table:table-cell table:style-name="ce9"/>
          <table:table-cell table:style-name="ce9"/>
          <table:table-cell table:style-name="ce4" table:formula="oooc:=[.M36]" office:value-type="string" office:string-value="Party">
            <text:p>Party</text:p>
          </table:table-cell>
          <table:table-cell table:style-name="ce4" table:formula="oooc:=[.M36]" office:value-type="string" office:string-value="Party">
            <text:p>Party</text:p>
          </table:table-cell>
          <table:table-cell table:style-name="ce4" table:number-columns-repeated="2"/>
          <table:table-cell table:style-name="ce9"/>
          <table:table-cell table:style-name="ce16" office:value-type="string">
            <text:p>Party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16" office:value-type="string">
            <text:p>An association to a Freight Forwarder or Carrier.</text:p>
          </table:table-cell>
          <table:table-cell table:style-name="ce34"/>
          <table:table-cell table:style-name="ce36"/>
          <table:table-cell table:style-name="ce45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3">
          <table:table-cell table:style-name="ce4" table:formula="oooc:=SUBSTITUTE(SUBSTITUTE(CONCATENATE(IF([.E37]=&quot;Universally Unique&quot;;&quot;UU&quot;;[.E37]);[.F37];IF([.H37]&lt;&gt;[.I37];[.H37];&quot;&quot;);CONCATENATE(IF([.I37]=&quot;Identifier&quot;;&quot;ID&quot;;IF([.I37]=&quot;Text&quot;;&quot;&quot;;[.I37]))));&quot; &quot;;&quot;&quot;);&quot;'&quot;;&quot;&quot;)" office:value-type="string" office:string-value="AccountingSupplierParty">
            <text:p>AccountingSupplierParty</text:p>
          </table:table-cell>
          <table:table-cell table:style-name="ce4" office:value-type="string">
            <text:p>Order Response. Accounting_ Supplier Party. Supplier Party</text:p>
          </table:table-cell>
          <table:table-cell table:style-name="ce9"/>
          <table:table-cell table:style-name="ce9" office:value-type="string">
            <text:p>Order Response</text:p>
          </table:table-cell>
          <table:table-cell table:style-name="ce9" office:value-type="string">
            <text:p>Accounting</text:p>
          </table:table-cell>
          <table:table-cell table:style-name="ce9"/>
          <table:table-cell table:style-name="ce9"/>
          <table:table-cell table:style-name="ce4" table:formula="oooc:=[.M37]" office:value-type="string" office:string-value="Supplier Party">
            <text:p>Supplier Party</text:p>
          </table:table-cell>
          <table:table-cell table:style-name="ce4" table:formula="oooc:=[.M37]" office:value-type="string" office:string-value="Supplier Party">
            <text:p>Supplier Part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Supplier Party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on to the Accounting Supplier Party.</text:p>
          </table:table-cell>
          <table:table-cell table:style-name="ce34"/>
          <table:table-cell table:style-name="ce34" office:value-type="float" office:value="3029">
            <text:p>3029</text:p>
          </table:table-cell>
          <table:table-cell table:style-name="ce44" office:value-type="string">
            <text:p>2.0</text:p>
          </table:table-cell>
          <table:table-cell table:style-name="ce36"/>
          <table:table-cell table:style-name="ce23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4" office:value-type="string">
            <text:p>Modified definition text</text:p>
          </table:table-cell>
          <table:table-cell table:number-columns-repeated="224"/>
        </table:table-row>
        <table:table-row table:style-name="ro5">
          <table:table-cell table:style-name="ce4" table:formula="oooc:=SUBSTITUTE(SUBSTITUTE(CONCATENATE(IF([.E38]=&quot;Universally Unique&quot;;&quot;UU&quot;;[.E38]);[.F38];IF([.H38]&lt;&gt;[.I38];[.H38];&quot;&quot;);CONCATENATE(IF([.I38]=&quot;Identifier&quot;;&quot;ID&quot;;IF([.I38]=&quot;Text&quot;;&quot;&quot;;[.I38]))));&quot; &quot;;&quot;&quot;);&quot;'&quot;;&quot;&quot;)" office:value-type="string" office:string-value="AccountingCustomerParty">
            <text:p>AccountingCustomerParty</text:p>
          </table:table-cell>
          <table:table-cell table:style-name="ce4" office:value-type="string">
            <text:p>Order Response. Accounting_ Customer Party. Customer Party</text:p>
          </table:table-cell>
          <table:table-cell table:style-name="ce9"/>
          <table:table-cell table:style-name="ce9" office:value-type="string">
            <text:p>Order Response</text:p>
          </table:table-cell>
          <table:table-cell table:style-name="ce9" office:value-type="string">
            <text:p>Accounting</text:p>
          </table:table-cell>
          <table:table-cell table:style-name="ce9"/>
          <table:table-cell table:style-name="ce9"/>
          <table:table-cell table:style-name="ce4" table:formula="oooc:=[.M38]" office:value-type="string" office:string-value="Customer Party">
            <text:p>Customer Party</text:p>
          </table:table-cell>
          <table:table-cell table:style-name="ce4" table:formula="oooc:=[.M38]" office:value-type="string" office:string-value="Customer Party">
            <text:p>Customer Part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Customer Party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on to the Accounting Customer Party. </text:p>
          </table:table-cell>
          <table:table-cell table:style-name="ce34"/>
          <table:table-cell table:style-name="ce36"/>
          <table:table-cell table:style-name="ce45" office:value-type="string">
            <text:p>2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4">
          <table:table-cell table:style-name="ce4" table:formula="oooc:=SUBSTITUTE(SUBSTITUTE(CONCATENATE(IF([.E39]=&quot;Universally Unique&quot;;&quot;UU&quot;;[.E39]);[.F39];IF([.H39]&lt;&gt;[.I39];[.H39];&quot;&quot;);CONCATENATE(IF([.I39]=&quot;Identifier&quot;;&quot;ID&quot;;IF([.I39]=&quot;Text&quot;;&quot;&quot;;[.I39]))));&quot; &quot;;&quot;&quot;);&quot;'&quot;;&quot;&quot;)" office:value-type="string" office:string-value="Delivery">
            <text:p>Delivery</text:p>
          </table:table-cell>
          <table:table-cell table:style-name="ce4" office:value-type="string">
            <text:p>Order Response. Delivery</text:p>
          </table:table-cell>
          <table:table-cell table:style-name="ce9"/>
          <table:table-cell table:style-name="ce9" office:value-type="string">
            <text:p>Order Response</text:p>
          </table:table-cell>
          <table:table-cell table:number-columns-repeated="2" table:style-name="ce9"/>
          <table:table-cell table:style-name="ce9"/>
          <table:table-cell table:style-name="ce4" table:formula="oooc:=[.M39]" office:value-type="string" office:string-value="Delivery">
            <text:p>Delivery</text:p>
          </table:table-cell>
          <table:table-cell table:style-name="ce4" table:formula="oooc:=[.M39]" office:value-type="string" office:string-value="Delivery">
            <text:p>Delivery</text:p>
          </table:table-cell>
          <table:table-cell table:style-name="ce4" table:number-columns-repeated="2"/>
          <table:table-cell table:style-name="ce9"/>
          <table:table-cell table:style-name="ce16" office:value-type="string">
            <text:p>Delivery</text:p>
          </table:table-cell>
          <table:table-cell table:style-name="ce9"/>
          <table:table-cell table:style-name="ce22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16" office:value-type="string">
            <text:p>An association to Delivery.</text:p>
          </table:table-cell>
          <table:table-cell table:style-name="ce34"/>
          <table:table-cell table:style-name="ce36"/>
          <table:table-cell table:style-name="ce45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4">
          <table:table-cell table:style-name="ce4" table:formula="oooc:=SUBSTITUTE(SUBSTITUTE(CONCATENATE(IF([.E40]=&quot;Universally Unique&quot;;&quot;UU&quot;;[.E40]);[.F40];IF([.H40]&lt;&gt;[.I40];[.H40];&quot;&quot;);CONCATENATE(IF([.I40]=&quot;Identifier&quot;;&quot;ID&quot;;IF([.I40]=&quot;Text&quot;;&quot;&quot;;[.I40]))));&quot; &quot;;&quot;&quot;);&quot;'&quot;;&quot;&quot;)" office:value-type="string" office:string-value="DeliveryTerms">
            <text:p>DeliveryTerms</text:p>
          </table:table-cell>
          <table:table-cell table:style-name="ce4" office:value-type="string">
            <text:p>Order Response. Delivery Terms</text:p>
          </table:table-cell>
          <table:table-cell table:style-name="ce9"/>
          <table:table-cell table:style-name="ce9" office:value-type="string">
            <text:p>Order Response</text:p>
          </table:table-cell>
          <table:table-cell table:number-columns-repeated="2" table:style-name="ce9"/>
          <table:table-cell table:style-name="ce9"/>
          <table:table-cell table:style-name="ce4" table:formula="oooc:=[.M40]" office:value-type="string" office:string-value="Delivery Terms">
            <text:p>Delivery Terms</text:p>
          </table:table-cell>
          <table:table-cell table:style-name="ce4" table:formula="oooc:=[.M40]" office:value-type="string" office:string-value="Delivery Terms">
            <text:p>Delivery Terms</text:p>
          </table:table-cell>
          <table:table-cell table:style-name="ce4" table:number-columns-repeated="2"/>
          <table:table-cell table:style-name="ce9"/>
          <table:table-cell table:style-name="ce16" office:value-type="string">
            <text:p>Delivery Terms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16" office:value-type="string">
            <text:p>An association to Delivery Terms.</text:p>
          </table:table-cell>
          <table:table-cell table:style-name="ce34"/>
          <table:table-cell table:style-name="ce36"/>
          <table:table-cell table:style-name="ce45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4">
          <table:table-cell table:style-name="ce4" table:formula="oooc:=SUBSTITUTE(SUBSTITUTE(CONCATENATE(IF([.E41]=&quot;Universally Unique&quot;;&quot;UU&quot;;[.E41]);[.F41];IF([.H41]&lt;&gt;[.I41];[.H41];&quot;&quot;);CONCATENATE(IF([.I41]=&quot;Identifier&quot;;&quot;ID&quot;;IF([.I41]=&quot;Text&quot;;&quot;&quot;;[.I41]))));&quot; &quot;;&quot;&quot;);&quot;'&quot;;&quot;&quot;)" office:value-type="string" office:string-value="PaymentMeans">
            <text:p>PaymentMeans</text:p>
          </table:table-cell>
          <table:table-cell table:style-name="ce4" office:value-type="string">
            <text:p>Order Response. Payment Means</text:p>
          </table:table-cell>
          <table:table-cell table:style-name="ce9"/>
          <table:table-cell table:style-name="ce9" office:value-type="string">
            <text:p>Order Response</text:p>
          </table:table-cell>
          <table:table-cell table:number-columns-repeated="2" table:style-name="ce9"/>
          <table:table-cell table:style-name="ce9"/>
          <table:table-cell table:style-name="ce4" table:formula="oooc:=[.M41]" office:value-type="string" office:string-value="Payment Means">
            <text:p>Payment Means</text:p>
          </table:table-cell>
          <table:table-cell table:style-name="ce4" table:formula="oooc:=[.M41]" office:value-type="string" office:string-value="Payment Means">
            <text:p>Payment Means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Payment Means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16" office:value-type="string">
            <text:p>An association to Payment Means.</text:p>
          </table:table-cell>
          <table:table-cell table:style-name="ce34"/>
          <table:table-cell table:style-name="ce36"/>
          <table:table-cell table:style-name="ce45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4">
          <table:table-cell table:style-name="ce4" table:formula="oooc:=SUBSTITUTE(SUBSTITUTE(CONCATENATE(IF([.E42]=&quot;Universally Unique&quot;;&quot;UU&quot;;[.E42]);[.F42];IF([.H42]&lt;&gt;[.I42];[.H42];&quot;&quot;);CONCATENATE(IF([.I42]=&quot;Identifier&quot;;&quot;ID&quot;;IF([.I42]=&quot;Text&quot;;&quot;&quot;;[.I42]))));&quot; &quot;;&quot;&quot;);&quot;'&quot;;&quot;&quot;)" office:value-type="string" office:string-value="AllowanceCharge">
            <text:p>AllowanceCharge</text:p>
          </table:table-cell>
          <table:table-cell table:style-name="ce4" office:value-type="string">
            <text:p>Order Response. Allowance Charge</text:p>
          </table:table-cell>
          <table:table-cell table:style-name="ce9"/>
          <table:table-cell table:style-name="ce9" office:value-type="string">
            <text:p>Order Response</text:p>
          </table:table-cell>
          <table:table-cell table:number-columns-repeated="2" table:style-name="ce9"/>
          <table:table-cell table:style-name="ce9"/>
          <table:table-cell table:style-name="ce4" table:formula="oooc:=[.M42]" office:value-type="string" office:string-value="Allowance Charge">
            <text:p>Allowance Charge</text:p>
          </table:table-cell>
          <table:table-cell table:style-name="ce4" table:formula="oooc:=[.M42]" office:value-type="string" office:string-value="Allowance Charge">
            <text:p>Allowance Charge</text:p>
          </table:table-cell>
          <table:table-cell table:style-name="ce4" table:number-columns-repeated="2"/>
          <table:table-cell table:style-name="ce9"/>
          <table:table-cell table:style-name="ce16" office:value-type="string">
            <text:p>Allowance Charge</text:p>
          </table:table-cell>
          <table:table-cell table:style-name="ce9"/>
          <table:table-cell table:style-name="ce22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16" office:value-type="string">
            <text:p>An association to Allowances and Charges that apply to the Order Response as a whole.</text:p>
          </table:table-cell>
          <table:table-cell table:style-name="ce34"/>
          <table:table-cell table:style-name="ce36"/>
          <table:table-cell table:style-name="ce45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4">
          <table:table-cell table:style-name="ce4" table:formula="oooc:=SUBSTITUTE(SUBSTITUTE(CONCATENATE(IF([.E43]=&quot;Universally Unique&quot;;&quot;UU&quot;;[.E43]);[.F43];IF([.H43]&lt;&gt;[.I43];[.H43];&quot;&quot;);CONCATENATE(IF([.I43]=&quot;Identifier&quot;;&quot;ID&quot;;IF([.I43]=&quot;Text&quot;;&quot;&quot;;[.I43]))));&quot; &quot;;&quot;&quot;);&quot;'&quot;;&quot;&quot;)" office:value-type="string" office:string-value="TransactionConditions">
            <text:p>TransactionConditions</text:p>
          </table:table-cell>
          <table:table-cell table:style-name="ce4" office:value-type="string">
            <text:p>Order Response. Transaction Conditions</text:p>
          </table:table-cell>
          <table:table-cell table:style-name="ce9"/>
          <table:table-cell table:style-name="ce9" office:value-type="string">
            <text:p>Order Response</text:p>
          </table:table-cell>
          <table:table-cell table:number-columns-repeated="2" table:style-name="ce9"/>
          <table:table-cell table:style-name="ce9"/>
          <table:table-cell table:style-name="ce4" table:formula="oooc:=[.M43]" office:value-type="string" office:string-value="Transaction Conditions">
            <text:p>Transaction Conditions</text:p>
          </table:table-cell>
          <table:table-cell table:style-name="ce4" table:formula="oooc:=[.M43]" office:value-type="string" office:string-value="Transaction Conditions">
            <text:p>Transaction Conditions</text:p>
          </table:table-cell>
          <table:table-cell table:style-name="ce4" table:number-columns-repeated="2"/>
          <table:table-cell table:style-name="ce9"/>
          <table:table-cell table:style-name="ce16" office:value-type="string">
            <text:p>Transaction Conditions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on with any sales or purchasing conditions applying to the whole order.</text:p>
          </table:table-cell>
          <table:table-cell table:style-name="ce34"/>
          <table:table-cell table:style-name="ce36"/>
          <table:table-cell table:style-name="ce45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4">
          <table:table-cell table:style-name="ce4" table:formula="oooc:=SUBSTITUTE(SUBSTITUTE(CONCATENATE(IF([.E44]=&quot;Universally Unique&quot;;&quot;UU&quot;;[.E44]);[.F44];IF([.H44]&lt;&gt;[.I44];[.H44];&quot;&quot;);CONCATENATE(IF([.I44]=&quot;Identifier&quot;;&quot;ID&quot;;IF([.I44]=&quot;Text&quot;;&quot;&quot;;[.I44]))));&quot; &quot;;&quot;&quot;);&quot;'&quot;;&quot;&quot;)" office:value-type="string" office:string-value="DestinationCountry">
            <text:p>DestinationCountry</text:p>
          </table:table-cell>
          <table:table-cell table:style-name="ce4" office:value-type="string">
            <text:p>Order Response. Destination_ Country. Country</text:p>
          </table:table-cell>
          <table:table-cell table:style-name="ce9"/>
          <table:table-cell table:style-name="ce9" office:value-type="string">
            <text:p>Order Response</text:p>
          </table:table-cell>
          <table:table-cell table:style-name="ce9" office:value-type="string">
            <text:p>Destination</text:p>
          </table:table-cell>
          <table:table-cell table:style-name="ce9"/>
          <table:table-cell table:style-name="ce9"/>
          <table:table-cell table:style-name="ce4" table:formula="oooc:=[.M44]" office:value-type="string" office:string-value="Country">
            <text:p>Country</text:p>
          </table:table-cell>
          <table:table-cell table:style-name="ce4" table:formula="oooc:=[.M44]" office:value-type="string" office:string-value="Country">
            <text:p>Country</text:p>
          </table:table-cell>
          <table:table-cell table:style-name="ce4" table:number-columns-repeated="2"/>
          <table:table-cell table:style-name="ce9"/>
          <table:table-cell table:style-name="ce16" office:value-type="string">
            <text:p>Country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ssociates the order response with the country to which it is destined, for Customs purposes.</text:p>
          </table:table-cell>
          <table:table-cell table:style-name="ce34"/>
          <table:table-cell table:style-name="ce36"/>
          <table:table-cell table:style-name="ce45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4">
          <table:table-cell table:style-name="ce4" table:formula="oooc:=SUBSTITUTE(SUBSTITUTE(CONCATENATE(IF([.E45]=&quot;Universally Unique&quot;;&quot;UU&quot;;[.E45]);[.F45];IF([.H45]&lt;&gt;[.I45];[.H45];&quot;&quot;);CONCATENATE(IF([.I45]=&quot;Identifier&quot;;&quot;ID&quot;;IF([.I45]=&quot;Text&quot;;&quot;&quot;;[.I45]))));&quot; &quot;;&quot;&quot;);&quot;'&quot;;&quot;&quot;)" office:value-type="string" office:string-value="TaxTotal">
            <text:p>TaxTotal</text:p>
          </table:table-cell>
          <table:table-cell table:style-name="ce4" office:value-type="string">
            <text:p>Order Response. Tax Total</text:p>
          </table:table-cell>
          <table:table-cell table:style-name="ce9"/>
          <table:table-cell table:style-name="ce9" office:value-type="string">
            <text:p>Order Response</text:p>
          </table:table-cell>
          <table:table-cell table:number-columns-repeated="2" table:style-name="ce9"/>
          <table:table-cell table:style-name="ce9"/>
          <table:table-cell table:style-name="ce4" table:formula="oooc:=[.M45]" office:value-type="string" office:string-value="Tax Total">
            <text:p>Tax Total</text:p>
          </table:table-cell>
          <table:table-cell table:style-name="ce4" table:formula="oooc:=[.M45]" office:value-type="string" office:string-value="Tax Total">
            <text:p>Tax Total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Tax Total</text:p>
          </table:table-cell>
          <table:table-cell table:style-name="ce9"/>
          <table:table-cell table:style-name="ce22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on to the total tax amount of the Order (as calculated by the Seller).</text:p>
          </table:table-cell>
          <table:table-cell table:style-name="ce34" table:number-columns-repeated="2"/>
          <table:table-cell table:style-name="ce44" office:value-type="string">
            <text:p>1.0</text:p>
          </table:table-cell>
          <table:table-cell table:style-name="ce36"/>
          <table:table-cell table:style-name="ce23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4"/>
          <table:table-cell table:number-columns-repeated="224"/>
        </table:table-row>
        <table:table-row table:style-name="ro4">
          <table:table-cell table:style-name="ce4" table:formula="oooc:=SUBSTITUTE(SUBSTITUTE(CONCATENATE(IF([.E46]=&quot;Universally Unique&quot;;&quot;UU&quot;;[.E46]);[.F46];IF([.H46]&lt;&gt;[.I46];[.H46];&quot;&quot;);CONCATENATE(IF([.I46]=&quot;Identifier&quot;;&quot;ID&quot;;IF([.I46]=&quot;Text&quot;;&quot;&quot;;[.I46]))));&quot; &quot;;&quot;&quot;);&quot;'&quot;;&quot;&quot;)" office:value-type="string" office:string-value="LegalMonetaryTotal">
            <text:p>LegalMonetaryTotal</text:p>
          </table:table-cell>
          <table:table-cell table:style-name="ce4" office:value-type="string">
            <text:p>Order Response. Legal_ Monetary Total. Monetary Total</text:p>
          </table:table-cell>
          <table:table-cell table:style-name="ce9"/>
          <table:table-cell table:style-name="ce9" office:value-type="string">
            <text:p>Order Response</text:p>
          </table:table-cell>
          <table:table-cell table:style-name="ce9" office:value-type="string">
            <text:p>Legal</text:p>
          </table:table-cell>
          <table:table-cell table:style-name="ce9"/>
          <table:table-cell table:style-name="ce9"/>
          <table:table-cell table:style-name="ce4" table:formula="oooc:=[.M46]" office:value-type="string" office:string-value="Monetary Total">
            <text:p>Monetary Total</text:p>
          </table:table-cell>
          <table:table-cell table:style-name="ce4" table:formula="oooc:=[.M46]" office:value-type="string" office:string-value="Monetary Total">
            <text:p>Monetary Total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Monetary Total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on to the total amounts for the Order (or counter-offer).</text:p>
          </table:table-cell>
          <table:table-cell table:style-name="ce34" table:number-columns-repeated="2"/>
          <table:table-cell table:style-name="ce44" office:value-type="string">
            <text:p>1.0</text:p>
          </table:table-cell>
          <table:table-cell table:style-name="ce36"/>
          <table:table-cell table:style-name="ce23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4"/>
          <table:table-cell table:number-columns-repeated="224"/>
        </table:table-row>
        <table:table-row table:style-name="ro4">
          <table:table-cell table:style-name="ce4" table:formula="oooc:=SUBSTITUTE(SUBSTITUTE(CONCATENATE(IF([.E47]=&quot;Universally Unique&quot;;&quot;UU&quot;;[.E47]);[.F47];IF([.H47]&lt;&gt;[.I47];[.H47];&quot;&quot;);CONCATENATE(IF([.I47]=&quot;Identifier&quot;;&quot;ID&quot;;IF([.I47]=&quot;Text&quot;;&quot;&quot;;[.I47]))));&quot; &quot;;&quot;&quot;);&quot;'&quot;;&quot;&quot;)" office:value-type="string" office:string-value="OrderLine">
            <text:p>OrderLine</text:p>
          </table:table-cell>
          <table:table-cell table:style-name="ce4" office:value-type="string">
            <text:p>Order Response. Order Line</text:p>
          </table:table-cell>
          <table:table-cell table:style-name="ce9"/>
          <table:table-cell table:style-name="ce9" office:value-type="string">
            <text:p>Order Response</text:p>
          </table:table-cell>
          <table:table-cell table:number-columns-repeated="2" table:style-name="ce9"/>
          <table:table-cell table:style-name="ce9"/>
          <table:table-cell table:style-name="ce4" table:formula="oooc:=[.M47]" office:value-type="string" office:string-value="Order Line">
            <text:p>Order Line</text:p>
          </table:table-cell>
          <table:table-cell table:style-name="ce4" table:formula="oooc:=[.M47]" office:value-type="string" office:string-value="Order Line">
            <text:p>Order Line</text:p>
          </table:table-cell>
          <table:table-cell table:style-name="ce4" table:number-columns-repeated="2"/>
          <table:table-cell table:style-name="ce9"/>
          <table:table-cell table:style-name="ce16" office:value-type="string">
            <text:p>Order Line</text:p>
          </table:table-cell>
          <table:table-cell table:style-name="ce9"/>
          <table:table-cell table:style-name="ce22" office:value-type="string">
            <text:p>1..n</text:p>
          </table:table-cell>
          <table:table-cell table:style-name="ce9" office:value-type="string">
            <text:p>ASBIE</text:p>
          </table:table-cell>
          <table:table-cell table:style-name="ce16" office:value-type="string">
            <text:p>An association to one or more Order Lines.</text:p>
          </table:table-cell>
          <table:table-cell table:style-name="ce34"/>
          <table:table-cell table:style-name="ce36"/>
          <table:table-cell table:style-name="ce45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4">
          <table:table-cell table:style-name="ce5" table:number-columns-repeated="13"/>
          <table:table-cell table:style-name="ce17"/>
          <table:table-cell table:style-name="ce24"/>
          <table:table-cell table:style-name="ce17" office:value-type="string">
            <text:p>END</text:p>
          </table:table-cell>
          <table:table-cell table:style-name="ce32" table:number-columns-repeated="2"/>
          <table:table-cell table:style-name="ce37"/>
          <table:table-cell table:style-name="ce46"/>
          <table:table-cell table:style-name="ce5" table:number-columns-repeated="12"/>
          <table:table-cell table:number-columns-repeated="224"/>
        </table:table-row>
        <table:table-row table:style-name="ro6" table:number-rows-repeated="65487">
          <table:table-cell table:number-columns-repeated="256"/>
        </table:table-row>
        <table:table-row table:style-name="ro6">
          <table:table-cell table:number-columns-repeated="256"/>
        </table:table-row>
      </table:table>
      <table:named-expressions>
        <table:named-range table:name="Excel_BuiltIn__FilterDatabase_1" table:base-cell-address="$'Order Response'.$A$1" table:cell-range-address="$'Order Response'.$A$1:.$IV$1"/>
        <table:named-expression table:name="BuiltIn_AutoFilter___1" table:base-cell-address="$'Order Response'.$A$1" table:expression="&quot;$Invoice.$#REF!$#REF!:$#REF!$#REF!&quot;"/>
        <table:named-range table:name="Excel_BuiltIn_Print_Titles_1_1" table:base-cell-address="$'Order Response'.$A$1" table:cell-range-address="$'Order Response'.$A$2:.$ID$2"/>
        <table:named-expression table:name="Excel_BuiltIn_Print_Titles_1___0" table:base-cell-address="$'Order Response'.$A$1" table:expression="&quot;$Invoice.$#REF!$#REF!:$#REF!$#REF!&quot;"/>
        <table:named-range table:name="Excel_BuiltIn_Print_Area_1" table:base-cell-address="$'Order Response'.$A$1" table:cell-range-address="$'Order Response'.$A$2:.$AE$40" table:range-usable-as="print-range"/>
        <table:named-range table:name="Excel_BuiltIn_Print_Titles_1" table:base-cell-address="$'Order Response'.$A$1" table:cell-range-address="$'Order Response'.$A$2:.$IV$2" table:range-usable-as="repeat-column repeat-row"/>
      </table:named-expressions>
      <table:database-ranges>
        <table:database-range table:name="Excel_BuiltIn__FilterDatabase_1" table:target-range-address="'Order Response'.A1:'Order Response'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 $(</number:text>
      <number:number number:decimal-places="0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 $(</number:text>
      <number:number number:decimal-places="2" number:min-integer-digits="1" number:grouping="true"/>
      <number:text>)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£</number:text>
      <number:number number:decimal-places="0" number:min-integer-digits="1" number:grouping="true"/>
    </number:number-style>
    <number:number-style style:name="N118">
      <number:text>-£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£</number:text>
      <number:number number:decimal-places="0" number:min-integer-digits="1" number:grouping="true"/>
    </number:number-style>
    <number:number-style style:name="N119">
      <style:text-properties fo:color="#ff0000"/>
      <number:text>-£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£</number:text>
      <number:number number:decimal-places="2" number:min-integer-digits="1" number:grouping="true"/>
    </number:number-style>
    <number:number-style style:name="N120">
      <number:text>-£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£</number:text>
      <number:number number:decimal-places="2" number:min-integer-digits="1" number:grouping="true"/>
    </number:number-style>
    <number:number-style style:name="N121">
      <style:text-properties fo:color="#ff0000"/>
      <number:text>-£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 £</number:text>
      <number:number number:decimal-places="0" number:min-integer-digits="1" number:grouping="true"/>
      <number:text> </number:text>
    </number:number-style>
    <number:number-style style:name="N122P1" style:volatile="true">
      <number:text>-£</number:text>
      <number:number number:decimal-places="0" number:min-integer-digits="1" number:grouping="true"/>
      <number:text> </number:text>
    </number:number-style>
    <number:number-style style:name="N122P2" style:volatile="true">
      <number:text> £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£</number:text>
      <number:number number:decimal-places="2" number:min-integer-digits="1" number:grouping="true"/>
      <number:text> </number:text>
    </number:number-style>
    <number:number-style style:name="N124P1" style:volatile="true">
      <number:text>-£</number:text>
      <number:number number:decimal-places="2" number:min-integer-digits="1" number:grouping="true"/>
      <number:text> </number:text>
    </number:number-style>
    <number:number-style style:name="N124P2" style:volatile="true">
      <number:text> £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$</number:text>
      <number:number number:decimal-places="0" number:min-integer-digits="1" number:grouping="true"/>
    </number:number-style>
    <number:number-style style:name="N126">
      <number:text>-$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</number:number-style>
    <number:number-style style:name="N127">
      <style:text-properties fo:color="#ff0000"/>
      <number:text>-$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</number:number-style>
    <number:number-style style:name="N128">
      <number:text>-$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</number:number-style>
    <number:number-style style:name="N129">
      <style:text-properties fo:color="#ff0000"/>
      <number:text>-$</number:text>
      <number:number number:decimal-places="2" number:min-integer-digits="1" number:grouping="true"/>
      <style:map style:condition="value()&gt;=0" style:apply-style-name="N129P0"/>
    </number:number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-$</number:text>
      <number:number number:decimal-places="0" number:min-integer-digits="1" number:grouping="true"/>
      <number:text> </number:text>
    </number:number-style>
    <number:number-style style:name="N130P2" style:volatile="true">
      <number:text> $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-$</number:text>
      <number:number number:decimal-places="2" number:min-integer-digits="1" number:grouping="true"/>
      <number:text> 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kr </number:text>
      <number:number number:decimal-places="0" number:min-integer-digits="1" number:grouping="true"/>
      <number:text> </number:text>
    </number:number-style>
    <number:number-style style:name="N132">
      <number:text>(kr 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kr 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kr </number:text>
      <number:number number:decimal-places="2" number:min-integer-digits="1" number:grouping="true"/>
      <number:text> </number:text>
    </number:number-style>
    <number:number-style style:name="N134">
      <number:text>(kr 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kr 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kr </number:text>
      <number:number number:decimal-places="0" number:min-integer-digits="1" number:grouping="true"/>
      <number:text> </number:text>
    </number:number-style>
    <number:number-style style:name="N136P1" style:volatile="true">
      <number:text> kr (</number:text>
      <number:number number:decimal-places="0" number:min-integer-digits="1" number:grouping="true"/>
      <number:text>)</number:text>
    </number:number-style>
    <number:number-style style:name="N136P2" style:volatile="true">
      <number:text> kr 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kr </number:text>
      <number:number number:decimal-places="2" number:min-integer-digits="1" number:grouping="true"/>
      <number:text> </number:text>
    </number:number-style>
    <number:number-style style:name="N137P1" style:volatile="true">
      <number:text> kr (</number:text>
      <number:number number:decimal-places="2" number:min-integer-digits="1" number:grouping="true"/>
      <number:text>)</number:text>
    </number:number-style>
    <number:number-style style:name="N137P2" style:volatile="true">
      <number:text> kr -</number:text>
      <number:number number: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number number:decimal-places="0" number:min-integer-digits="1" number:grouping="true"/>
      <number:text> kr</number:text>
    </number:number-style>
    <number:number-style style:name="N138">
      <number:text>-</number:text>
      <number:number number:decimal-places="0" number:min-integer-digits="1" number:grouping="true"/>
      <number:text> kr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kr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 kr</number:text>
    </number:number-style>
    <number:number-style style:name="N140">
      <number:text>-</number:text>
      <number:number number:decimal-places="2" number:min-integer-digits="1" number:grouping="true"/>
      <number:text> kr</number:text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  <number:text> kr</number:text>
    </number:number-style>
    <number:number-style style:name="N14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41P0"/>
    </number:number-style>
    <number:number-style style:name="N142P0" style:volatile="true">
      <number:text> </number:text>
      <number:number number:decimal-places="0" number:min-integer-digits="1" number:grouping="true"/>
      <number:text> kr </number:text>
    </number:number-style>
    <number:number-style style:name="N142P1" style:volatile="true">
      <number:text>-</number:text>
      <number:number number:decimal-places="0" number:min-integer-digits="1" number:grouping="true"/>
      <number:text> kr </number:text>
    </number:number-style>
    <number:number-style style:name="N142P2" style:volatile="true">
      <number:text> - kr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0" number:min-integer-digits="1" number:grouping="true"/>
      <number:text>     </number:text>
    </number:number-style>
    <number:number-style style:name="N143P1" style:volatile="true">
      <number:text>-</number:text>
      <number:number number:decimal-places="0" number:min-integer-digits="1" number:grouping="true"/>
      <number:text>     </number:text>
    </number:number-style>
    <number:number-style style:name="N143P2" style:volatile="true">
      <number:text> - 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number number:decimal-places="2" number:min-integer-digits="1" number:grouping="true"/>
      <number:text> kr </number:text>
    </number:number-style>
    <number:number-style style:name="N144P1" style:volatile="true">
      <number:text>-</number:text>
      <number:number number:decimal-places="2" number:min-integer-digits="1" number:grouping="true"/>
      <number:text> kr </number:text>
    </number:number-style>
    <number:number-style style:name="N144P2" style:volatile="true">
      <number:text> -</number:text>
      <number:number number:decimal-places="0" number:min-integer-digits="0"/>
      <number:text> kr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number number:decimal-places="2" number:min-integer-digits="1" number:grouping="true"/>
      <number:text>     </number:text>
    </number:number-style>
    <number:number-style style:name="N145P1" style:volatile="true">
      <number:text>-</number:text>
      <number:number number:decimal-places="2" number:min-integer-digits="1" number:grouping="true"/>
      <number:text>     </number:text>
    </number:number-style>
    <number:number-style style:name="N145P2" style:volatile="true">
      <number:text> -</number:text>
      <number:number number:decimal-places="0" number:min-integer-digits="0"/>
      <number:text> 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£ </number:text>
      <number:number number:decimal-places="0" number:min-integer-digits="1" number:grouping="true"/>
    </number:number-style>
    <number:number-style style:name="N146">
      <number:text>-£ 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 </number:text>
      <number:number number:decimal-places="0" number:min-integer-digits="1" number:grouping="true"/>
    </number:number-style>
    <number:number-style style:name="N147">
      <style:text-properties fo:color="#ff0000"/>
      <number:text>-£ </number:text>
      <number:number number:decimal-places="0" number:min-integer-digits="1" number:grouping="true"/>
      <style:map style:condition="value()&gt;=0" style:apply-style-name="N147P0"/>
    </number:number-style>
    <number:number-style style:name="N148P0" style:volatile="true">
      <number:text>£ </number:text>
      <number:number number:decimal-places="2" number:min-integer-digits="1" number:grouping="true"/>
    </number:number-style>
    <number:number-style style:name="N148">
      <number:text>-£ </number:text>
      <number:number number:decimal-places="2" number:min-integer-digits="1" number:grouping="true"/>
      <style:map style:condition="value()&gt;=0" style:apply-style-name="N148P0"/>
    </number:number-style>
    <number:number-style style:name="N149P0" style:volatile="true">
      <number:text>£ </number:text>
      <number:number number:decimal-places="2" number:min-integer-digits="1" number:grouping="true"/>
    </number:number-style>
    <number:number-style style:name="N149">
      <style:text-properties fo:color="#ff0000"/>
      <number:text>-£ 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 £ </number:text>
      <number:number number:decimal-places="0" number:min-integer-digits="1" number:grouping="true"/>
      <number:text> </number:text>
    </number:number-style>
    <number:number-style style:name="N150P1" style:volatile="true">
      <number:text>-£ </number:text>
      <number:number number:decimal-places="0" number:min-integer-digits="1" number:grouping="true"/>
      <number:text> </number:text>
    </number:number-style>
    <number:number-style style:name="N150P2" style:volatile="true">
      <number:text> £ 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£ </number:text>
      <number:number number:decimal-places="2" number:min-integer-digits="1" number:grouping="true"/>
      <number:text> </number:text>
    </number:number-style>
    <number:number-style style:name="N151P1" style:volatile="true">
      <number:text>-£ </number:text>
      <number:number number:decimal-places="2" number:min-integer-digits="1" number:grouping="true"/>
      <number:text> </number:text>
    </number:number-style>
    <number:number-style style:name="N151P2" style:volatile="true">
      <number:text> £ -</number:text>
      <number:number number: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4in" fo:margin-bottom="0.5in" fo:margin-left="0.3in" fo:margin-right="0.3in" style:first-page-number="continue" style:scale-to="55%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28">09/28/2006</text:date>, <text:time>18:1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rder_20_Response" style:display-name="PageStyle_Order Response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28">09/28/2006</text:date></text:span><text:span text:style-name="T1"> GMT <text:s/></text:span><text:span text:style-name="T1"><text:time>18:11:05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28">09/28/2006</text:date></text:span><text:span text:style-name="T1"> GMT <text:s/></text:span><text:span text:style-name="T1"><text:time>18:11:05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04:59:20</meta:creation-date>
    <dc:creator>bosak</dc:creator>
    <dc:date>2006-09-28T18:04:17</dc:date>
    <meta:print-date>2002-03-13T05:30:23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679"/>
  </office:meta>
</office:document-meta>
</file>